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1.6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491cm"/>
    </style:style>
    <style:style style:name="co6" style:family="table-column">
      <style:table-column-properties fo:break-before="auto" style:column-width="7.12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013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2.868cm"/>
    </style:style>
    <style:style style:name="co11" style:family="table-column">
      <style:table-column-properties fo:break-before="auto" style:column-width="0.907cm"/>
    </style:style>
    <style:style style:name="co12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4" style:family="table-cell" style:parent-style-name="Pivot_20_Table_20_Value" style:data-style-name="N0">
      <style:table-cell-properties fo:border-bottom="none" fo:border-left="none" fo:border-right="2.01pt solid #000000" fo:border-top="none"/>
      <style:text-properties fo:font-weight="bold" style:font-weight-asian="bold" style:font-weight-complex="bold"/>
    </style:style>
    <style:style style:name="ce25" style:family="table-cell" style:parent-style-name="Pivot_20_Table_20_Value" style:data-style-name="N0">
      <style:table-cell-properties fo:border-bottom="none" fo:border-left="none" fo:border-right="2.01pt solid #000000" fo:border-top="0.99pt solid #000000"/>
      <style:text-properties fo:font-weight="bold" style:font-weight-asian="bold" style:font-weight-complex="bold"/>
    </style:style>
    <style:style style:name="ce26" style:family="table-cell" style:parent-style-name="Pivot_20_Table_20_Value" style:data-style-name="N0">
      <style:table-cell-properties fo:border-bottom="0.99pt solid #000000" fo:border-left="none" fo:border-right="2.01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3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all_austrian_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s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um_ipv6s</text:p>
          </table:table-cell>
          <table:table-cell table:style-name="ce1" office:value-type="string" calcext:value-type="string">
            <text:p>category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All AS from AT - TUNET-AS - Technische Universitat Wien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ci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ll AS from AT - ACOnet_Services - ACONET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sci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All AS from AT - JKU-LINZ-AS - University Linz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All AS from AT - NEXTLAYER-AS - Next Layer Telekommunikationsdienstleistungs- und Beratungs GmbH, AT</text:p>
          </table:table-cell>
          <table:table-cell office:value-type="float" office:value="244813332480" calcext:value-type="float">
            <text:p>244813332480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exclude our own A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All AS from AT - ACOnet, AT</text:p>
          </table:table-cell>
          <table:table-cell office:value-type="float" office:value="34359803904" calcext:value-type="float">
            <text:p>34359803904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maybe filter out some member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All AS from AT - RCODEZERO-ANYCAST-SEC1-TLD - ipcom GmbH, AT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ervices for TLD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All AS from AT - IIASA-NET - International Institute for Applied Systems Analysis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international research institut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All AS from AT - MUWNET - MUWNET Autonomous System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meduni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All AS from AT - DREI-S-AS - 3-S-IT Dienstleistungen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labour union IT provider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All AS from AT - PROFINET-AT - eww ag, AT</text:p>
          </table:table-cell>
          <table:table-cell office:value-type="float" office:value="8590065664" calcext:value-type="float">
            <text:p>8590065664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energie Wels, but also doing other thing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All AS from AT - RUSSMEDIA-IT - Russmedia IT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newspaper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All AS from AT - AS5403 - APA-IT Informations Technologie G.m.b.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PA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All AS from AT - conova-as - conova communication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IT op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All AS from AT - MAGWIEN - Magistrat der Stadt Wien, Magistratsabteilung 01, AT</text:p>
          </table:table-cell>
          <table:table-cell office:value-type="float" office:value="327680" calcext:value-type="float">
            <text:p>327680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798" calcext:value-type="float">
            <text:p>6798</text:p>
          </table:table-cell>
          <table:table-cell office:value-type="string" calcext:value-type="string">
            <text:p>All AS from AT - NET4YOU-AS - Net4You Internet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883" calcext:value-type="float">
            <text:p>6883</text:p>
          </table:table-cell>
          <table:table-cell office:value-type="string" calcext:value-type="string">
            <text:p>All AS from AT - Parlamentsdirektion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8245" calcext:value-type="float">
            <text:p>8245</text:p>
          </table:table-cell>
          <table:table-cell office:value-type="string" calcext:value-type="string">
            <text:p>All AS from AT - VIDEOBROADCAST-AS - Video-Broadcast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8339" calcext:value-type="float">
            <text:p>8339</text:p>
          </table:table-cell>
          <table:table-cell office:value-type="string" calcext:value-type="string">
            <text:p>All AS from AT - KABSI-AS - kabelplus GmbH, AT</text:p>
          </table:table-cell>
          <table:table-cell office:value-type="float" office:value="21474902016" calcext:value-type="float">
            <text:p>2147490201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8387" calcext:value-type="float">
            <text:p>8387</text:p>
          </table:table-cell>
          <table:table-cell office:value-type="string" calcext:value-type="string">
            <text:p>All AS from AT - T-SYSTEMS-AT - Deutsche Telekom Global Business Solutions GmbH, AT</text:p>
          </table:table-cell>
          <table:table-cell office:value-type="float" office:value="38654771200" calcext:value-type="float">
            <text:p>38654771200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8412" calcext:value-type="float">
            <text:p>8412</text:p>
          </table:table-cell>
          <table:table-cell office:value-type="string" calcext:value-type="string">
            <text:p>All AS from AT - TMA - T-Mobile Austria GmbH, AT</text:p>
          </table:table-cell>
          <table:table-cell office:value-type="float" office:value="94489280512" calcext:value-type="float">
            <text:p>94489280512</text:p>
          </table:table-cell>
          <table:table-cell office:value-type="string" calcext:value-type="string">
            <text:p>big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8437" calcext:value-type="float">
            <text:p>8437</text:p>
          </table:table-cell>
          <table:table-cell office:value-type="string" calcext:value-type="string">
            <text:p>All AS from AT - UTA-AS - Hutchison Drei Austria GmbH, AT</text:p>
          </table:table-cell>
          <table:table-cell office:value-type="float" office:value="12884901888" calcext:value-type="float">
            <text:p>12884901888</text:p>
          </table:table-cell>
          <table:table-cell office:value-type="string" calcext:value-type="string">
            <text:p>big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8445" calcext:value-type="float">
            <text:p>8445</text:p>
          </table:table-cell>
          <table:table-cell office:value-type="string" calcext:value-type="string">
            <text:p>All AS from AT - SALZBURG-AG-AS - SALZBURG AG fur Energie, Verkehr und Telekommunikation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8447" calcext:value-type="float">
            <text:p>8447</text:p>
          </table:table-cell>
          <table:table-cell office:value-type="string" calcext:value-type="string">
            <text:p>All AS from AT - A1TELEKOM-AT - A1 Telekom Austria AG, AT</text:p>
          </table:table-cell>
          <table:table-cell office:value-type="float" office:value="137439412224" calcext:value-type="float">
            <text:p>137439412224</text:p>
          </table:table-cell>
          <table:table-cell office:value-type="string" calcext:value-type="string">
            <text:p>big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8540" calcext:value-type="float">
            <text:p>8540</text:p>
          </table:table-cell>
          <table:table-cell office:value-type="string" calcext:value-type="string">
            <text:p>All AS from AT - AMANET-AS - AMA netwoRX GmbH, AT</text:p>
          </table:table-cell>
          <table:table-cell office:value-type="float" office:value="103079215104" calcext:value-type="float">
            <text:p>103079215104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seems to be telco/hoster but no info online ?! <text:s/>company address is a normal hous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8562" calcext:value-type="float">
            <text:p>8562</text:p>
          </table:table-cell>
          <table:table-cell office:value-type="string" calcext:value-type="string">
            <text:p>All AS from AT - LICPLUS-AS - A1 Telekom Austria AG, AT</text:p>
          </table:table-cell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big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8596" calcext:value-type="float">
            <text:p>8596</text:p>
          </table:table-cell>
          <table:table-cell office:value-type="string" calcext:value-type="string">
            <text:p>All AS from AT - HOTZE-AS - hotze.com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8666" calcext:value-type="float">
            <text:p>8666</text:p>
          </table:table-cell>
          <table:table-cell office:value-type="string" calcext:value-type="string">
            <text:p>All AS from AT - FIBERLINK-AS - FiberLink GmbH, AT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8692" calcext:value-type="float">
            <text:p>8692</text:p>
          </table:table-cell>
          <table:table-cell office:value-type="string" calcext:value-type="string">
            <text:p>All AS from AT - BRZ - Bundesrechenzentrum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8787" calcext:value-type="float">
            <text:p>8787</text:p>
          </table:table-cell>
          <table:table-cell office:value-type="string" calcext:value-type="string">
            <text:p>All AS from AT - AMARISTECH - Amaris Technologi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9023" calcext:value-type="float">
            <text:p>9023</text:p>
          </table:table-cell>
          <table:table-cell office:value-type="string" calcext:value-type="string">
            <text:p>All AS from AT - LOTTERIEN-AS - Oesterreichische Lotterien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2401" calcext:value-type="float">
            <text:p>12401</text:p>
          </table:table-cell>
          <table:table-cell office:value-type="string" calcext:value-type="string">
            <text:p>All AS from AT - INTERNIC-AS12401 - internic Datenkommunikation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mainly domains ?!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2453" calcext:value-type="float">
            <text:p>12453</text:p>
          </table:table-cell>
          <table:table-cell office:value-type="string" calcext:value-type="string">
            <text:p>All AS from AT - KRAFTCOM-AS - KraftCom Servic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2577" calcext:value-type="float">
            <text:p>12577</text:p>
          </table:table-cell>
          <table:table-cell office:value-type="string" calcext:value-type="string">
            <text:p>All AS from AT - MMC-AT-AS - mmc kommunikationstechnologi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2605" calcext:value-type="float">
            <text:p>12605</text:p>
          </table:table-cell>
          <table:table-cell office:value-type="string" calcext:value-type="string">
            <text:p>All AS from AT - LIWEST-AT - LIWEST Kabelmedien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2635" calcext:value-type="float">
            <text:p>12635</text:p>
          </table:table-cell>
          <table:table-cell office:value-type="string" calcext:value-type="string">
            <text:p>All AS from AT - AS12635 - Hutchison Drei Austria GmbH, AT</text:p>
          </table:table-cell>
          <table:table-cell office:value-type="float" office:value="21474836480" calcext:value-type="float">
            <text:p>21474836480</text:p>
          </table:table-cell>
          <table:table-cell office:value-type="string" calcext:value-type="string">
            <text:p>big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All AS from AT - VTG-AT - Vorarlberger Informatik- und Telekommunikationsdienstleistungsgesellschaft 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asically aconet for vorarlberg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2895" calcext:value-type="float">
            <text:p>12895</text:p>
          </table:table-cell>
          <table:table-cell office:value-type="string" calcext:value-type="string">
            <text:p>All AS from AT - IT-AUSTRIA - Erste Digital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an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2930" calcext:value-type="float">
            <text:p>12930</text:p>
          </table:table-cell>
          <table:table-cell office:value-type="string" calcext:value-type="string">
            <text:p>All AS from AT - CARDCOMPLETE-AS - card complete Service Bank 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an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2991" calcext:value-type="float">
            <text:p>12991</text:p>
          </table:table-cell>
          <table:table-cell office:value-type="string" calcext:value-type="string">
            <text:p>All AS from AT - Land-OOE - Amt der Ooe. Landesregierung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3008" calcext:value-type="float">
            <text:p>13008</text:p>
          </table:table-cell>
          <table:table-cell office:value-type="string" calcext:value-type="string">
            <text:p>All AS from AT - BETANDWIN-AS - Entain Services Austri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online betting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3042" calcext:value-type="float">
            <text:p>13042</text:p>
          </table:table-cell>
          <table:table-cell office:value-type="string" calcext:value-type="string">
            <text:p>All AS from AT - ASN-OENB-AT - Oesterreichische Nationalbank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an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3105" calcext:value-type="float">
            <text:p>13105</text:p>
          </table:table-cell>
          <table:table-cell office:value-type="string" calcext:value-type="string">
            <text:p>All AS from AT - LUKOIL-INFORM-AS - LUKOIL Technology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international oil group; russia don’t touch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5498" calcext:value-type="float">
            <text:p>15498</text:p>
          </table:table-cell>
          <table:table-cell office:value-type="string" calcext:value-type="string">
            <text:p>All AS from AT - RTCnow - RTCnow Streaming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livestreams for events etc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5733" calcext:value-type="float">
            <text:p>15733</text:p>
          </table:table-cell>
          <table:table-cell office:value-type="string" calcext:value-type="string">
            <text:p>All AS from AT - ZUMTOBEL-AS - Zumtobel Group 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lighting producer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6099" calcext:value-type="float">
            <text:p>16099</text:p>
          </table:table-cell>
          <table:table-cell office:value-type="string" calcext:value-type="string">
            <text:p>All AS from AT - SOZVERS-NET - Hauptverband der oesterreichischen Sozialversicherungstraege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013" calcext:value-type="float">
            <text:p>21013</text:p>
          </table:table-cell>
          <table:table-cell office:value-type="string" calcext:value-type="string">
            <text:p>All AS from AT - ITANDTEL-AS - eww ag, AT</text:p>
          </table:table-cell>
          <table:table-cell office:value-type="float" office:value="38654771200" calcext:value-type="float">
            <text:p>38654771200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eww → hosting subsidiar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079" calcext:value-type="float">
            <text:p>21079</text:p>
          </table:table-cell>
          <table:table-cell office:value-type="string" calcext:value-type="string">
            <text:p>All AS from AT - OEKB-AS - Oesterreichische Kontrollbank Aktiengesellschaft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360" calcext:value-type="float">
            <text:p>21360</text:p>
          </table:table-cell>
          <table:table-cell office:value-type="string" calcext:value-type="string">
            <text:p>All AS from AT - Empirion - Empirion Telekommunikations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website looks from 2001; dsl &amp; webhosting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406" calcext:value-type="float">
            <text:p>21406</text:p>
          </table:table-cell>
          <table:table-cell office:value-type="string" calcext:value-type="string">
            <text:p>All AS from AT - SWAROVSKI-AS - D. Swarovski KG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iamonds gu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4708" calcext:value-type="float">
            <text:p>24708</text:p>
          </table:table-cell>
          <table:table-cell office:value-type="string" calcext:value-type="string">
            <text:p>All AS from AT - GRZ-AT - GRZ IT Center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osting for a bank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4824" calcext:value-type="float">
            <text:p>24824</text:p>
          </table:table-cell>
          <table:table-cell office:value-type="string" calcext:value-type="string">
            <text:p>All AS from AT - WEISS-ASN - Gebrueder-Weiss GmbH, AT</text:p>
          </table:table-cell>
          <table:table-cell office:value-type="float" office:value="4294967296" calcext:value-type="float">
            <text:p>4294967296</text:p>
          </table:table-cell>
          <table:table-cell table:number-columns-repeated="2" office:value-type="string" calcext:value-type="string">
            <text:p>transportation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4864" calcext:value-type="float">
            <text:p>24864</text:p>
          </table:table-cell>
          <table:table-cell office:value-type="string" calcext:value-type="string">
            <text:p>All AS from AT - R-IT-AS - Raiffeisen Informatik GmbH &amp; Co K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an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4953" calcext:value-type="float">
            <text:p>24953</text:p>
          </table:table-cell>
          <table:table-cell office:value-type="string" calcext:value-type="string">
            <text:p>All AS from AT - ASN-NETPLANET - NETPLANET GmbH, AT</text:p>
          </table:table-cell>
          <table:table-cell office:value-type="float" office:value="47244640256" calcext:value-type="float">
            <text:p>4724464025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4992" calcext:value-type="float">
            <text:p>24992</text:p>
          </table:table-cell>
          <table:table-cell office:value-type="string" calcext:value-type="string">
            <text:p>All AS from AT - DIC-AS - DIC - Online Wolf &amp; Co. K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5126" calcext:value-type="float">
            <text:p>25126</text:p>
          </table:table-cell>
          <table:table-cell office:value-type="string" calcext:value-type="string">
            <text:p>All AS from AT - TIWAG-GROUP-NET-AS - TIWAG-Tiroler Wasserkraft A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owerr grid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5255" calcext:value-type="float">
            <text:p>25255</text:p>
          </table:table-cell>
          <table:table-cell office:value-type="string" calcext:value-type="string">
            <text:p>All AS from AT - H3G-Austria-AS - Hutchison Drei Austria GmbH, AT</text:p>
          </table:table-cell>
          <table:table-cell office:value-type="float" office:value="68719476736" calcext:value-type="float">
            <text:p>68719476736</text:p>
          </table:table-cell>
          <table:table-cell office:value-type="string" calcext:value-type="string">
            <text:p>big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5447" calcext:value-type="float">
            <text:p>25447</text:p>
          </table:table-cell>
          <table:table-cell office:value-type="string" calcext:value-type="string">
            <text:p>All AS from AT - JM-DATA - JM-DATA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5522" calcext:value-type="float">
            <text:p>25522</text:p>
          </table:table-cell>
          <table:table-cell office:value-type="string" calcext:value-type="string">
            <text:p>All AS from AT - TRAVELPORT-AUSTRIA-AS - Travelport Austri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ervice für resiebüro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5575" calcext:value-type="float">
            <text:p>25575</text:p>
          </table:table-cell>
          <table:table-cell office:value-type="string" calcext:value-type="string">
            <text:p>All AS from AT - DOMAINTECHNIK - Ledl.net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webhoster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8760" calcext:value-type="float">
            <text:p>28760</text:p>
          </table:table-cell>
          <table:table-cell office:value-type="string" calcext:value-type="string">
            <text:p>All AS from AT - INFOTECH-AT-AS - Infotech EDV-System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telco &amp; mpr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8771" calcext:value-type="float">
            <text:p>28771</text:p>
          </table:table-cell>
          <table:table-cell office:value-type="string" calcext:value-type="string">
            <text:p>All AS from AT - VIE-AS - Flughafen Wien Aktiengesellschaft, AT</text:p>
          </table:table-cell>
          <table:table-cell office:value-type="float" office:value="34359803904" calcext:value-type="float">
            <text:p>34359803904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close to critical but a lot of addresse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8839" calcext:value-type="float">
            <text:p>28839</text:p>
          </table:table-cell>
          <table:table-cell office:value-type="string" calcext:value-type="string">
            <text:p>All AS from AT - ASN-UNOV - United Nations Office at Vienna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UN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8848" calcext:value-type="float">
            <text:p>28848</text:p>
          </table:table-cell>
          <table:table-cell office:value-type="string" calcext:value-type="string">
            <text:p>All AS from AT - UNIDO-AS - United Nations Industrial Development Organization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UN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8857" calcext:value-type="float">
            <text:p>28857</text:p>
          </table:table-cell>
          <table:table-cell office:value-type="string" calcext:value-type="string">
            <text:p>All AS from AT - CSC-AS - DXC Technology Austria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„end to end it guys“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8919" calcext:value-type="float">
            <text:p>28919</text:p>
          </table:table-cell>
          <table:table-cell office:value-type="string" calcext:value-type="string">
            <text:p>All AS from AT - STWKUFSTEIN-AS - Stadtwerke Kufstein GmbH, AT</text:p>
          </table:table-cell>
          <table:table-cell office:value-type="float" office:value="38654705664" calcext:value-type="float">
            <text:p>38654705664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9056" calcext:value-type="float">
            <text:p>29056</text:p>
          </table:table-cell>
          <table:table-cell office:value-type="string" calcext:value-type="string">
            <text:p>All AS from AT - GSTW-AS - Citycom Telekommunikation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not to be confused with citynet (Hall iT)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9081" calcext:value-type="float">
            <text:p>29081</text:p>
          </table:table-cell>
          <table:table-cell office:value-type="string" calcext:value-type="string">
            <text:p>All AS from AT - WVNET-AT-AS - WVNET Information und Kommunikation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9287" calcext:value-type="float">
            <text:p>29287</text:p>
          </table:table-cell>
          <table:table-cell office:value-type="string" calcext:value-type="string">
            <text:p>All AS from AT - AT-WZN-AS - Wien Energie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ower grid … but might just be all Wien IT ?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9330" calcext:value-type="float">
            <text:p>29330</text:p>
          </table:table-cell>
          <table:table-cell office:value-type="string" calcext:value-type="string">
            <text:p>All AS from AT - ISP-NETWORK - Next Layer Telekommunikationsdienstleistungs- und Beratungs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our own A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9545" calcext:value-type="float">
            <text:p>29545</text:p>
          </table:table-cell>
          <table:table-cell office:value-type="string" calcext:value-type="string">
            <text:p>All AS from AT - IPLACE - iPlace Internet &amp; Network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9560" calcext:value-type="float">
            <text:p>29560</text:p>
          </table:table-cell>
          <table:table-cell office:value-type="string" calcext:value-type="string">
            <text:p>All AS from AT - ILL-AS - Industrie-Logistik-Linz GmbH, AT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transport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0971" calcext:value-type="float">
            <text:p>30971</text:p>
          </table:table-cell>
          <table:table-cell office:value-type="string" calcext:value-type="string">
            <text:p>All AS from AT - NICAT-CORE-AS - nic.at GmbH, AT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1152" calcext:value-type="float">
            <text:p>31152</text:p>
          </table:table-cell>
          <table:table-cell office:value-type="string" calcext:value-type="string">
            <text:p>All AS from AT - ENGEL-AS - Engel Austri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spritzgus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1382" calcext:value-type="float">
            <text:p>31382</text:p>
          </table:table-cell>
          <table:table-cell office:value-type="string" calcext:value-type="string">
            <text:p>All AS from AT - KAPSCH-AS - K-Businesscom AG, AT</text:p>
          </table:table-cell>
          <table:table-cell office:value-type="float" office:value="34359803904" calcext:value-type="float">
            <text:p>34359803904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1473" calcext:value-type="float">
            <text:p>31473</text:p>
          </table:table-cell>
          <table:table-cell office:value-type="string" calcext:value-type="string">
            <text:p>All AS from AT - BEARINGPOINT-MANAGED-AS - BearingPoint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1510" calcext:value-type="float">
            <text:p>31510</text:p>
          </table:table-cell>
          <table:table-cell office:value-type="string" calcext:value-type="string">
            <text:p>All AS from AT - IKB-AS - Innsbrucker Kommunalbetriebe 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1543" calcext:value-type="float">
            <text:p>31543</text:p>
          </table:table-cell>
          <table:table-cell office:value-type="string" calcext:value-type="string">
            <text:p>All AS from AT - MYNET-AS - myNet GmbH, AT</text:p>
          </table:table-cell>
          <table:table-cell office:value-type="float" office:value="111669149696" calcext:value-type="float">
            <text:p>1116691496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tiroler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4183" calcext:value-type="float">
            <text:p>34183</text:p>
          </table:table-cell>
          <table:table-cell office:value-type="string" calcext:value-type="string">
            <text:p>All AS from AT - BMG - Bundesministerium f. Gesundheit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4347" calcext:value-type="float">
            <text:p>34347</text:p>
          </table:table-cell>
          <table:table-cell office:value-type="string" calcext:value-type="string">
            <text:p>All AS from AT - CITYNET-AT-AS - HALLAG Kommunal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Hall iT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4694" calcext:value-type="float">
            <text:p>34694</text:p>
          </table:table-cell>
          <table:table-cell office:value-type="string" calcext:value-type="string">
            <text:p>All AS from AT - STWW-AS - Stadtwerke Woergl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4767" calcext:value-type="float">
            <text:p>34767</text:p>
          </table:table-cell>
          <table:table-cell office:value-type="string" calcext:value-type="string">
            <text:p>All AS from AT - STONERICH-AS - Otto M. Steinmann e.U.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unk internet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4785" calcext:value-type="float">
            <text:p>34785</text:p>
          </table:table-cell>
          <table:table-cell office:value-type="string" calcext:value-type="string">
            <text:p>All AS from AT - STW-AS - Stadtwerke Klagenfurt 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4798" calcext:value-type="float">
            <text:p>34798</text:p>
          </table:table-cell>
          <table:table-cell office:value-type="string" calcext:value-type="string">
            <text:p>All AS from AT - willhaben - willhaben internet service GmbH &amp; Co K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4883" calcext:value-type="float">
            <text:p>34883</text:p>
          </table:table-cell>
          <table:table-cell office:value-type="string" calcext:value-type="string">
            <text:p>All AS from AT - FH-JOANNEUM - FH JOANNEUM Gesellschaft 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4964" calcext:value-type="float">
            <text:p>34964</text:p>
          </table:table-cell>
          <table:table-cell office:value-type="string" calcext:value-type="string">
            <text:p>All AS from AT - RIPE-AT-AS - Ripe-NetWorks e.U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literally just a guy; not to be confused with RIPE NCC at all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5052" calcext:value-type="float">
            <text:p>35052</text:p>
          </table:table-cell>
          <table:table-cell office:value-type="string" calcext:value-type="string">
            <text:p>All AS from AT - AS_AT_TLD_SERVICES - ACONET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5339" calcext:value-type="float">
            <text:p>35339</text:p>
          </table:table-cell>
          <table:table-cell office:value-type="string" calcext:value-type="string">
            <text:p>All AS from AT - CZ-AS - AtNOC GmbH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5369" calcext:value-type="float">
            <text:p>35369</text:p>
          </table:table-cell>
          <table:table-cell office:value-type="string" calcext:value-type="string">
            <text:p>All AS from AT - LINZAG-TELEKOM-AS - LINZ STROM GAS WAERME GmbH fuer Energiedienstleistungen und Telekommunikation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5370" calcext:value-type="float">
            <text:p>35370</text:p>
          </table:table-cell>
          <table:table-cell office:value-type="string" calcext:value-type="string">
            <text:p>All AS from AT - AINET-AS - Ainet Telekommunikations-Netzwerk Betrieb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5492" calcext:value-type="float">
            <text:p>35492</text:p>
          </table:table-cell>
          <table:table-cell office:value-type="string" calcext:value-type="string">
            <text:p>All AS from AT - FUNKFEUER - FunkFeuer Wien - Verein zur Foerderung freier Netze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5579" calcext:value-type="float">
            <text:p>35579</text:p>
          </table:table-cell>
          <table:table-cell office:value-type="string" calcext:value-type="string">
            <text:p>All AS from AT - KELAG1 - KELAG-Karntner Elektrizitats - Aktiengesellschaft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ibr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5609" calcext:value-type="float">
            <text:p>35609</text:p>
          </table:table-cell>
          <table:table-cell office:value-type="string" calcext:value-type="string">
            <text:p>All AS from AT - ITP-AT - Smart Force e.U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ontrolling systems as a servic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8955" calcext:value-type="float">
            <text:p>38955</text:p>
          </table:table-cell>
          <table:table-cell office:value-type="string" calcext:value-type="string">
            <text:p>All AS from AT - WORLD4YOU - World4You Internet Services GmbH, AT</text:p>
          </table:table-cell>
          <table:table-cell office:value-type="float" office:value="38654705664" calcext:value-type="float">
            <text:p>38654705664</text:p>
          </table:table-cell>
          <table:table-cell office:value-type="string" calcext:value-type="string">
            <text:p>host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All AS from AT - TIROLERLANDESREGIERUNG-AS - DVT-Daten-Verarbeitung-Tirol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9285" calcext:value-type="float">
            <text:p>39285</text:p>
          </table:table-cell>
          <table:table-cell office:value-type="string" calcext:value-type="string">
            <text:p>All AS from AT - GARTNER-AS - Gartner K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ansport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9409" calcext:value-type="float">
            <text:p>39409</text:p>
          </table:table-cell>
          <table:table-cell office:value-type="string" calcext:value-type="string">
            <text:p>All AS from AT - SWG-MyRootPW - Sebastian-Wilhelm Graf, AT</text:p>
          </table:table-cell>
          <table:table-cell office:value-type="float" office:value="268763136" calcext:value-type="float">
            <text:p>26876313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<text:a xlink:href="https://myroot.pw/" xlink:type="simple">https://myroot.pw/</text:a> - bare-metal hosting+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9508" calcext:value-type="float">
            <text:p>39508</text:p>
          </table:table-cell>
          <table:table-cell office:value-type="string" calcext:value-type="string">
            <text:p>All AS from AT - C07-AS - AXIANS ICT Austri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9555" calcext:value-type="float">
            <text:p>39555</text:p>
          </table:table-cell>
          <table:table-cell office:value-type="string" calcext:value-type="string">
            <text:p>All AS from AT - STW-SCHWAZ-AS - Stadtwerke Schwaz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9560" calcext:value-type="float">
            <text:p>39560</text:p>
          </table:table-cell>
          <table:table-cell office:value-type="string" calcext:value-type="string">
            <text:p>All AS from AT - KT-NET - KT-NET Communication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9837" calcext:value-type="float">
            <text:p>39837</text:p>
          </table:table-cell>
          <table:table-cell office:value-type="string" calcext:value-type="string">
            <text:p>All AS from AT - MUR - mur.at - Verein zur Foerderung von Netzwerkkunst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conet für künstler oder so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9878" calcext:value-type="float">
            <text:p>39878</text:p>
          </table:table-cell>
          <table:table-cell office:value-type="string" calcext:value-type="string">
            <text:p>All AS from AT - RAUTER-AS - Peter Rauter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9879" calcext:value-type="float">
            <text:p>39879</text:p>
          </table:table-cell>
          <table:table-cell office:value-type="string" calcext:value-type="string">
            <text:p>All AS from AT - SVC-AS - Sozialversicherungs-Chipkarten Betriebs- und Errichtungsgesellschaft m.b.H - SVC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eCard guys. don’t touch or it will fall apart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9912" calcext:value-type="float">
            <text:p>39912</text:p>
          </table:table-cell>
          <table:table-cell office:value-type="string" calcext:value-type="string">
            <text:p>All AS from AT - i3B-AS - oja.at GmbH, AT</text:p>
          </table:table-cell>
          <table:table-cell office:value-type="float" office:value="12884901888" calcext:value-type="float">
            <text:p>1288490188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klagenfurt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0980" calcext:value-type="float">
            <text:p>40980</text:p>
          </table:table-cell>
          <table:table-cell office:value-type="string" calcext:value-type="string">
            <text:p>All AS from AT - TELEMATICA - ANEXIA Internetdienstleistungs GmbH, AT</text:p>
          </table:table-cell>
          <table:table-cell office:value-type="float" office:value="393216" calcext:value-type="float">
            <text:p>39321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oftware, hosting, it services, international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0994" calcext:value-type="float">
            <text:p>40994</text:p>
          </table:table-cell>
          <table:table-cell office:value-type="string" calcext:value-type="string">
            <text:p>All AS from AT - Alwyzon - Hohl IT e.U.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1437" calcext:value-type="float">
            <text:p>41437</text:p>
          </table:table-cell>
          <table:table-cell office:value-type="string" calcext:value-type="string">
            <text:p>All AS from AT - KNAPP-AS - KNAPP 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„logistzics automation“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1817" calcext:value-type="float">
            <text:p>41817</text:p>
          </table:table-cell>
          <table:table-cell office:value-type="string" calcext:value-type="string">
            <text:p>All AS from AT - VFNK - Rocket NG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iot guy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All AS from AT - FERATEL-AS - feratel media technologies A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as sind die schi cams die man auf orf immer sieht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2061" calcext:value-type="float">
            <text:p>42061</text:p>
          </table:table-cell>
          <table:table-cell office:value-type="string" calcext:value-type="string">
            <text:p>All AS from AT - LINZAG-AS - LINZ STROM GAS WAERME GmbH fuer Energiedienstleistungen und Telekommunikation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hatten wir oben schon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2354" calcext:value-type="float">
            <text:p>42354</text:p>
          </table:table-cell>
          <table:table-cell office:value-type="string" calcext:value-type="string">
            <text:p>All AS from AT - ANX-CUSTOMER - ANEXIA Internetdienstleistungs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hamma scho ghabt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2360" calcext:value-type="float">
            <text:p>42360</text:p>
          </table:table-cell>
          <table:table-cell office:value-type="string" calcext:value-type="string">
            <text:p>All AS from AT - SSP-EUROPE - ANEXIA Internetdienstleistungs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-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2378" calcext:value-type="float">
            <text:p>42378</text:p>
          </table:table-cell>
          <table:table-cell office:value-type="string" calcext:value-type="string">
            <text:p>All AS from AT - RTR-AS - Rundfunk und Telekom Regulierungs-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2388" calcext:value-type="float">
            <text:p>42388</text:p>
          </table:table-cell>
          <table:table-cell office:value-type="string" calcext:value-type="string">
            <text:p>All AS from AT - ANX-CLOUDDNS - ANEXIA Internetdienstleistungs GmbH, AT</text:p>
          </table:table-cell>
          <table:table-cell office:value-type="float" office:value="393216" calcext:value-type="float">
            <text:p>39321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die scho wieder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2473" calcext:value-type="float">
            <text:p>42473</text:p>
          </table:table-cell>
          <table:table-cell office:value-type="string" calcext:value-type="string">
            <text:p>All AS from AT - AS-ANEXIA - ANEXIA Internetdienstleistungs GmbH, AT</text:p>
          </table:table-cell>
          <table:table-cell office:value-type="float" office:value="4319019008" calcext:value-type="float">
            <text:p>431901900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reichts dann man oder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2557" calcext:value-type="float">
            <text:p>42557</text:p>
          </table:table-cell>
          <table:table-cell office:value-type="string" calcext:value-type="string">
            <text:p>All AS from AT - Xidras - Xidra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domain guy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2572" calcext:value-type="float">
            <text:p>42572</text:p>
          </table:table-cell>
          <table:table-cell office:value-type="string" calcext:value-type="string">
            <text:p>All AS from AT - ABATON-AS - abaton EDV-Dienstleistung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hosting &amp; open sourc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2685" calcext:value-type="float">
            <text:p>42685</text:p>
          </table:table-cell>
          <table:table-cell office:value-type="string" calcext:value-type="string">
            <text:p>All AS from AT - BKA - Bundeskanzleramt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ehemals basti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2858" calcext:value-type="float">
            <text:p>42858</text:p>
          </table:table-cell>
          <table:table-cell office:value-type="string" calcext:value-type="string">
            <text:p>All AS from AT - WeTi-AS - Limberger Handelsgesellschaft m.b.H.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ibre un so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2882" calcext:value-type="float">
            <text:p>42882</text:p>
          </table:table-cell>
          <table:table-cell office:value-type="string" calcext:value-type="string">
            <text:p>All AS from AT - SYSUP-AT - SysUP O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hostring etc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3771" calcext:value-type="float">
            <text:p>43771</text:p>
          </table:table-cell>
          <table:table-cell office:value-type="string" calcext:value-type="string">
            <text:p>All AS from AT - MUKI-AS - MuKi Versicherungsverein auf Gegenseitigkeit VV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insurance with its own AS for <text:span text:style-name="T1">w</text:span>hat reason?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3957" calcext:value-type="float">
            <text:p>43957</text:p>
          </table:table-cell>
          <table:table-cell office:value-type="string" calcext:value-type="string">
            <text:p>All AS from AT - ASN-WNTNEWMEDIA - WNT Telecommunication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4133" calcext:value-type="float">
            <text:p>44133</text:p>
          </table:table-cell>
          <table:table-cell office:value-type="string" calcext:value-type="string">
            <text:p>All AS from AT - IPAX-AS - IPAX GmbH, AT</text:p>
          </table:table-cell>
          <table:table-cell office:value-type="float" office:value="68719476736" calcext:value-type="float">
            <text:p>6871947673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hoster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4329" calcext:value-type="float">
            <text:p>44329</text:p>
          </table:table-cell>
          <table:table-cell office:value-type="string" calcext:value-type="string">
            <text:p>All AS from AT - NTS-AS - NTS Netzwerk Telekom Service A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network / DC/ Security – huge worldwid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4385" calcext:value-type="float">
            <text:p>44385</text:p>
          </table:table-cell>
          <table:table-cell office:value-type="string" calcext:value-type="string">
            <text:p>All AS from AT - NA-NET-AS - NA-NET Communication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nternet provider in the wine fourthel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4399" calcext:value-type="float">
            <text:p>44399</text:p>
          </table:table-cell>
          <table:table-cell office:value-type="string" calcext:value-type="string">
            <text:p>All AS from AT - FHOOE-AS - FH OOe Studienbetrieb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ci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4453" calcext:value-type="float">
            <text:p>44453</text:p>
          </table:table-cell>
          <table:table-cell office:value-type="string" calcext:value-type="string">
            <text:p>All AS from AT - internex-as - interneX GmbH, AT</text:p>
          </table:table-cell>
          <table:table-cell office:value-type="float" office:value="536870912" calcext:value-type="float">
            <text:p>536870912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hoster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4462" calcext:value-type="float">
            <text:p>44462</text:p>
          </table:table-cell>
          <table:table-cell office:value-type="string" calcext:value-type="string">
            <text:p>All AS from AT - muerznet-AS - Stadtwerke Muerzzuschlag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4753" calcext:value-type="float">
            <text:p>44753</text:p>
          </table:table-cell>
          <table:table-cell office:value-type="string" calcext:value-type="string">
            <text:p>All AS from AT - BACHER-AS - Bacher Systems EDV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lassic it consulting (no software) … it SEEM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865" calcext:value-type="float">
            <text:p>44865</text:p>
          </table:table-cell>
          <table:table-cell office:value-type="string" calcext:value-type="string">
            <text:p>All AS from AT - DERSTANDARD-AS - STANDARD Verlagsgesellschaft m.b.H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newspaper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7132" calcext:value-type="float">
            <text:p>47132</text:p>
          </table:table-cell>
          <table:table-cell office:value-type="string" calcext:value-type="string">
            <text:p>All AS from AT - INNONET-AS - Innonet ICT-Services GmbH, AT</text:p>
          </table:table-cell>
          <table:table-cell office:value-type="float" office:value="68719542272" calcext:value-type="float">
            <text:p>68719542272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7147" calcext:value-type="float">
            <text:p>47147</text:p>
          </table:table-cell>
          <table:table-cell office:value-type="string" calcext:value-type="string">
            <text:p>All AS from AT - AS-ANX - ANEXIA Internetdienstleistungs GmbH, AT</text:p>
          </table:table-cell>
          <table:table-cell office:value-type="float" office:value="196608" calcext:value-type="float">
            <text:p>19660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wie viele ASNs kann man brauchen. oida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7251" calcext:value-type="float">
            <text:p>47251</text:p>
          </table:table-cell>
          <table:table-cell office:value-type="string" calcext:value-type="string">
            <text:p>All AS from AT - VLBGIT-AS - Fabian Friesenecker trading as VLBGIT Friesenecker e.U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local non-profit services for amateur radio communit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7373" calcext:value-type="float">
            <text:p>47373</text:p>
          </table:table-cell>
          <table:table-cell office:value-type="string" calcext:value-type="string">
            <text:p>All AS from AT - GETZNER-AS - Getzner Werkstoff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vibration-reduction material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7477" calcext:value-type="float">
            <text:p>47477</text:p>
          </table:table-cell>
          <table:table-cell office:value-type="string" calcext:value-type="string">
            <text:p>All AS from AT - REWEA-AS - REWE International Dienstleistungs GmbH, AT</text:p>
          </table:table-cell>
          <table:table-cell office:value-type="float" office:value="8590327808" calcext:value-type="float">
            <text:p>8590327808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upermarket chain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7515" calcext:value-type="float">
            <text:p>47515</text:p>
          </table:table-cell>
          <table:table-cell office:value-type="string" calcext:value-type="string">
            <text:p>All AS from AT - BMI-GOVIX - Bundesministerium fuer Inneres, Sektion IV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subnet of BKA announcement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7576" calcext:value-type="float">
            <text:p>47576</text:p>
          </table:table-cell>
          <table:table-cell office:value-type="string" calcext:value-type="string">
            <text:p>All AS from AT - NETZWARE-AS - Netzware Handels- und IT-Dienstleistungs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loud / all-in-one it consulting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7692" calcext:value-type="float">
            <text:p>47692</text:p>
          </table:table-cell>
          <table:table-cell office:value-type="string" calcext:value-type="string">
            <text:p>All AS from AT - NESSUS - Nessus GmbH, AT</text:p>
          </table:table-cell>
          <table:table-cell office:value-type="float" office:value="34360066048" calcext:value-type="float">
            <text:p>3436006604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wireless &amp; fibre internet; data centr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8151" calcext:value-type="float">
            <text:p>48151</text:p>
          </table:table-cell>
          <table:table-cell office:value-type="string" calcext:value-type="string">
            <text:p>All AS from AT - REDBULL-AS - Red Bull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energy drinks and sports sponsoring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All AS from AT - RRZ_Sued_AS - Raiffeisen Rechenzentrum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an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8362" calcext:value-type="float">
            <text:p>48362</text:p>
          </table:table-cell>
          <table:table-cell office:value-type="string" calcext:value-type="string">
            <text:p>All AS from AT - TKSWF-AS - Stadtwerke Feldkirc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8943" calcext:value-type="float">
            <text:p>48943</text:p>
          </table:table-cell>
          <table:table-cell office:value-type="string" calcext:value-type="string">
            <text:p>All AS from AT - KAPPERNET - KAPPER NETWORK-COMMUNICATIONS GmbH, AT</text:p>
          </table:table-cell>
          <table:table-cell office:value-type="float" office:value="38654705664" calcext:value-type="float">
            <text:p>38654705664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nternet, data centr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9014" calcext:value-type="float">
            <text:p>49014</text:p>
          </table:table-cell>
          <table:table-cell office:value-type="string" calcext:value-type="string">
            <text:p>All AS from AT - WKO-AS - Wirtschaftskammer Oesterreic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home of business. it was invented her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9322" calcext:value-type="float">
            <text:p>49322</text:p>
          </table:table-cell>
          <table:table-cell office:value-type="string" calcext:value-type="string">
            <text:p>All AS from AT - VIM-AS - ViM Internetdienstleistungen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domain guys + webhosting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9432" calcext:value-type="float">
            <text:p>49432</text:p>
          </table:table-cell>
          <table:table-cell office:value-type="string" calcext:value-type="string">
            <text:p>All AS from AT - SCHALLERT-AS - Dominic Schallert trading as schallert.com e.U.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yster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9488" calcext:value-type="float">
            <text:p>49488</text:p>
          </table:table-cell>
          <table:table-cell office:value-type="string" calcext:value-type="string">
            <text:p>All AS from AT - AS_AT_TLD_SERVICES - nic.at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9808" calcext:value-type="float">
            <text:p>49808</text:p>
          </table:table-cell>
          <table:table-cell office:value-type="string" calcext:value-type="string">
            <text:p>All AS from AT - POWERSPEED-AS - Energie AG Oberoesterreich Telekom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49864" calcext:value-type="float">
            <text:p>49864</text:p>
          </table:table-cell>
          <table:table-cell office:value-type="string" calcext:value-type="string">
            <text:p>All AS from AT - ECSNET-AS - ECS Rockenschaub GmbH, AT</text:p>
          </table:table-cell>
          <table:table-cell office:value-type="float" office:value="34359803904" calcext:value-type="float">
            <text:p>34359803904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ibre &amp; wireles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0180" calcext:value-type="float">
            <text:p>50180</text:p>
          </table:table-cell>
          <table:table-cell office:value-type="string" calcext:value-type="string">
            <text:p>All AS from AT - MED-EL-AS - Med-El Elektromedizinische Geraete GmbH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hearing aid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All AS from AT - NETCOMPANY1-AS - NETcompany Internet Provider - NC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0782" calcext:value-type="float">
            <text:p>50782</text:p>
          </table:table-cell>
          <table:table-cell office:value-type="string" calcext:value-type="string">
            <text:p>All AS from AT - COSYS - COSYS DATA GmbH, AT</text:p>
          </table:table-cell>
          <table:table-cell office:value-type="float" office:value="103079215104" calcext:value-type="float">
            <text:p>103079215104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1066" calcext:value-type="float">
            <text:p>51066</text:p>
          </table:table-cell>
          <table:table-cell office:value-type="string" calcext:value-type="string">
            <text:p>All AS from AT - AUSTROCONTROL-AS - Austro Control Oesterreichische Gesellschaft fuer Zivilluftfahrt mit beschraenkter Haftun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ansport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1184" calcext:value-type="float">
            <text:p>51184</text:p>
          </table:table-cell>
          <table:table-cell office:value-type="string" calcext:value-type="string">
            <text:p>All AS from AT - FONIRA - Fonira Telekom GmbH, AT</text:p>
          </table:table-cell>
          <table:table-cell office:value-type="float" office:value="111669936128" calcext:value-type="float">
            <text:p>11166993612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1265" calcext:value-type="float">
            <text:p>51265</text:p>
          </table:table-cell>
          <table:table-cell office:value-type="string" calcext:value-type="string">
            <text:p>All AS from AT - MASSRESPONSE-AS2 - Mass Response Servic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ua. spusu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1350" calcext:value-type="float">
            <text:p>51350</text:p>
          </table:table-cell>
          <table:table-cell office:value-type="string" calcext:value-type="string">
            <text:p>All AS from AT - TECHNIKUM-WIEN-AS - Fachhochschule Technikum Wien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1413" calcext:value-type="float">
            <text:p>51413</text:p>
          </table:table-cell>
          <table:table-cell office:value-type="string" calcext:value-type="string">
            <text:p>All AS from AT - WK-KAERNTEN - Wirtschaftskammer Kaernten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lso inventors of business itself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1454" calcext:value-type="float">
            <text:p>51454</text:p>
          </table:table-cell>
          <table:table-cell office:value-type="string" calcext:value-type="string">
            <text:p>All AS from AT - CRIF-AS - CRIF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end-to-end … looks like saa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1560" calcext:value-type="float">
            <text:p>51560</text:p>
          </table:table-cell>
          <table:table-cell office:value-type="string" calcext:value-type="string">
            <text:p>All AS from AT - GRESCHITZ - Greschitz Managemen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ecurit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1658" calcext:value-type="float">
            <text:p>51658</text:p>
          </table:table-cell>
          <table:table-cell office:value-type="string" calcext:value-type="string">
            <text:p>All AS from AT - LUCESEM-AS - Patrick Janesch trading as Lucesem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edv end-to-end klagenfurt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1890" calcext:value-type="float">
            <text:p>51890</text:p>
          </table:table-cell>
          <table:table-cell office:value-type="string" calcext:value-type="string">
            <text:p>All AS from AT - MAYR-MELNHOF - MM Servic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carton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6672" calcext:value-type="float">
            <text:p>56672</text:p>
          </table:table-cell>
          <table:table-cell office:value-type="string" calcext:value-type="string">
            <text:p>All AS from AT - ENERGIEAG-AT-AS - Energie AG Oberoesterreich Telekom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6963" calcext:value-type="float">
            <text:p>56963</text:p>
          </table:table-cell>
          <table:table-cell office:value-type="string" calcext:value-type="string">
            <text:p>All AS from AT - SKIDATA-AG-AS - Skidata A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parking garages, ski stuff, etc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7057" calcext:value-type="float">
            <text:p>57057</text:p>
          </table:table-cell>
          <table:table-cell office:value-type="string" calcext:value-type="string">
            <text:p>All AS from AT - AVALON-AS - AVALON Computersystem Ges.m.b.H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ohne telco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7169" calcext:value-type="float">
            <text:p>57169</text:p>
          </table:table-cell>
          <table:table-cell office:value-type="string" calcext:value-type="string">
            <text:p>All AS from AT - EDIS-AS-EU - EDIS GmbH, AT</text:p>
          </table:table-cell>
          <table:table-cell office:value-type="float" office:value="786432" calcext:value-type="float">
            <text:p>786432</text:p>
          </table:table-cell>
          <table:table-cell office:value-type="string" calcext:value-type="string">
            <text:p>host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7470" calcext:value-type="float">
            <text:p>57470</text:p>
          </table:table-cell>
          <table:table-cell office:value-type="string" calcext:value-type="string">
            <text:p>All AS from AT - Dragon - Erik Herburger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yster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7763" calcext:value-type="float">
            <text:p>57763</text:p>
          </table:table-cell>
          <table:table-cell office:value-type="string" calcext:value-type="string">
            <text:p>All AS from AT - SELFNET-AS - SelfNet Internet Ges.m.b.H., AT</text:p>
          </table:table-cell>
          <table:table-cell office:value-type="float" office:value="42949869568" calcext:value-type="float">
            <text:p>429498695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dsl &amp; domain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7878" calcext:value-type="float">
            <text:p>57878</text:p>
          </table:table-cell>
          <table:table-cell office:value-type="string" calcext:value-type="string">
            <text:p>All AS from AT - Prager-IT - Prager Connect GmbH, AT</text:p>
          </table:table-cell>
          <table:table-cell office:value-type="float" office:value="231937015808" calcext:value-type="float">
            <text:p>23193701580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erver hosting + lir or so; internaltional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All AS from AT - CSONET - CSO.net Internet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domains, webhosting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9456" calcext:value-type="float">
            <text:p>59456</text:p>
          </table:table-cell>
          <table:table-cell office:value-type="string" calcext:value-type="string">
            <text:p>All AS from AT - CLOUDBROKERS-AS - Cloud-Brokers IT-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mystery; no websit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9779" calcext:value-type="float">
            <text:p>59779</text:p>
          </table:table-cell>
          <table:table-cell office:value-type="string" calcext:value-type="string">
            <text:p>All AS from AT - IXOLIT-AS - IXOPAY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payment service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9789" calcext:value-type="float">
            <text:p>59789</text:p>
          </table:table-cell>
          <table:table-cell office:value-type="string" calcext:value-type="string">
            <text:p>All AS from AT - atcismogmbh - CISMO Clearing Integrated Services and Market Operations Gmb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services for power grid people =?!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9890" calcext:value-type="float">
            <text:p>59890</text:p>
          </table:table-cell>
          <table:table-cell office:value-type="string" calcext:value-type="string">
            <text:p>All AS from AT - Kabel-TV-Lampert - Kabel-TV Lampert GmbH &amp; Co K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9909" calcext:value-type="float">
            <text:p>59909</text:p>
          </table:table-cell>
          <table:table-cell office:value-type="string" calcext:value-type="string">
            <text:p>All AS from AT - TELE-TEC-AS - Tele-Tec GmbH, AT</text:p>
          </table:table-cell>
          <table:table-cell office:value-type="float" office:value="107374182400" calcext:value-type="float">
            <text:p>107374182400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voip oder so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0517" calcext:value-type="float">
            <text:p>60517</text:p>
          </table:table-cell>
          <table:table-cell office:value-type="string" calcext:value-type="string">
            <text:p>All AS from AT - AS-CABLEVISION - Noehmer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0587" calcext:value-type="float">
            <text:p>60587</text:p>
          </table:table-cell>
          <table:table-cell office:value-type="string" calcext:value-type="string">
            <text:p>All AS from AT - XINON-CARRIER-AS - XINON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0823" calcext:value-type="float">
            <text:p>60823</text:p>
          </table:table-cell>
          <table:table-cell office:value-type="string" calcext:value-type="string">
            <text:p>All AS from AT - IFORCE - IForce I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managed hosting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1155" calcext:value-type="float">
            <text:p>61155</text:p>
          </table:table-cell>
          <table:table-cell office:value-type="string" calcext:value-type="string">
            <text:p>All AS from AT - CUBIT-AS - CUBiT IT Solution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linux / open source managed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1201" calcext:value-type="float">
            <text:p>61201</text:p>
          </table:table-cell>
          <table:table-cell office:value-type="string" calcext:value-type="string">
            <text:p>All AS from AT - HTBLA-KLU-AS - Hohere technische Bundeslehranstalt Klagenfurt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1438" calcext:value-type="float">
            <text:p>61438</text:p>
          </table:table-cell>
          <table:table-cell office:value-type="string" calcext:value-type="string">
            <text:p>All AS from AT - IP-IT-AS - ip-it consul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research onl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2149" calcext:value-type="float">
            <text:p>62149</text:p>
          </table:table-cell>
          <table:table-cell office:value-type="string" calcext:value-type="string">
            <text:p>All AS from AT - KTVGERLOS-AS - Verein Kabel-TV Gerlos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seems to be a local verein for kabel-tv ..<text:a xlink:href="https://tirolatlas.uibk.ac.at/topics/privacy/index.py/details?id=8330229" xlink:type="simple">https://tirolatlas.uibk.ac.at/topics/privacy/index.py/details?id=8330229</text:a>. 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2156" calcext:value-type="float">
            <text:p>62156</text:p>
          </table:table-cell>
          <table:table-cell office:value-type="string" calcext:value-type="string">
            <text:p>All AS from AT - HXS - HXS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loud /managed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2239" calcext:value-type="float">
            <text:p>62239</text:p>
          </table:table-cell>
          <table:table-cell office:value-type="string" calcext:value-type="string">
            <text:p>All AS from AT - Plan-B - Next Layer Telekommunikationsdienstleistungs- und Beratung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our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2363" calcext:value-type="float">
            <text:p>62363</text:p>
          </table:table-cell>
          <table:table-cell office:value-type="string" calcext:value-type="string">
            <text:p>All AS from AT - EGW-AS - Ertl &amp; Gross GmbH &amp; Co O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and it service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2373" calcext:value-type="float">
            <text:p>62373</text:p>
          </table:table-cell>
          <table:table-cell office:value-type="string" calcext:value-type="string">
            <text:p>All AS from AT - SINGERL-AS - futurenet.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2391" calcext:value-type="float">
            <text:p>62391</text:p>
          </table:table-cell>
          <table:table-cell office:value-type="string" calcext:value-type="string">
            <text:p>All AS from AT - COMM-IT - Comm-IT EDV Dienstleistungs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eh oi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4457" calcext:value-type="float">
            <text:p>64457</text:p>
          </table:table-cell>
          <table:table-cell office:value-type="string" calcext:value-type="string">
            <text:p>All AS from AT - MATTLAB-AS - Matteo Fruhwald, AT</text:p>
          </table:table-cell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just a guy; name matches a US hosting company ?!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97634" calcext:value-type="float">
            <text:p>197634</text:p>
          </table:table-cell>
          <table:table-cell office:value-type="string" calcext:value-type="string">
            <text:p>All AS from AT - ALECH - Alec Hoefler, AT</text:p>
          </table:table-cell>
          <table:table-cell office:value-type="float" office:value="272629760" calcext:value-type="float">
            <text:p>2726297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8jrg hawara ?! https://alech.cc/home 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97917" calcext:value-type="float">
            <text:p>197917</text:p>
          </table:table-cell>
          <table:table-cell office:value-type="string" calcext:value-type="string">
            <text:p>All AS from AT - EWF - Elektrizitaetswerke Frastanz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97964" calcext:value-type="float">
            <text:p>197964</text:p>
          </table:table-cell>
          <table:table-cell office:value-type="string" calcext:value-type="string">
            <text:p>All AS from AT - BLUMNET - Julius Blum GmbH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öbelbeschläg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97999" calcext:value-type="float">
            <text:p>197999</text:p>
          </table:table-cell>
          <table:table-cell office:value-type="string" calcext:value-type="string">
            <text:p>All AS from AT - klarinet-as - Michael Gamsjaeger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lbstständiger it hawara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98211" calcext:value-type="float">
            <text:p>198211</text:p>
          </table:table-cell>
          <table:table-cell office:value-type="string" calcext:value-type="string">
            <text:p>All AS from AT - EGGER-AS - Martin Reinberger trading as FRITZ EGGER GmbH &amp; Co. O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öbel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98638" calcext:value-type="float">
            <text:p>198638</text:p>
          </table:table-cell>
          <table:table-cell office:value-type="string" calcext:value-type="string">
            <text:p>All AS from AT - flexbit-at-as - Juergen Bachinge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aa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98650" calcext:value-type="float">
            <text:p>198650</text:p>
          </table:table-cell>
          <table:table-cell office:value-type="string" calcext:value-type="string">
            <text:p>All AS from AT - ACAT-AS - APPLIED CHEMICALS Handels-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chemiewarenhandel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98656" calcext:value-type="float">
            <text:p>198656</text:p>
          </table:table-cell>
          <table:table-cell office:value-type="string" calcext:value-type="string">
            <text:p>All AS from AT - MUEHLBOECK-AT-AS - MUEHLBOECK Holztrocknungsanlagen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anufactu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98950" calcext:value-type="float">
            <text:p>198950</text:p>
          </table:table-cell>
          <table:table-cell office:value-type="string" calcext:value-type="string">
            <text:p>All AS from AT - OAB-AF - Telenet System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99015" calcext:value-type="float">
            <text:p>199015</text:p>
          </table:table-cell>
          <table:table-cell office:value-type="string" calcext:value-type="string">
            <text:p>All AS from AT - FREQUENTIS-AS - Frequentis A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aviation, but also defence, public safet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99159" calcext:value-type="float">
            <text:p>199159</text:p>
          </table:table-cell>
          <table:table-cell office:value-type="string" calcext:value-type="string">
            <text:p>All AS from AT - DATASIX - ANEXIA Internetdienstleistungs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WIE VIELE NOCH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9216" calcext:value-type="float">
            <text:p>199216</text:p>
          </table:table-cell>
          <table:table-cell office:value-type="string" calcext:value-type="string">
            <text:p>All AS from AT - COMPASS-AS - Compass-Verlag GmbH, AT</text:p>
          </table:table-cell>
          <table:table-cell office:value-type="float" office:value="34359803904" calcext:value-type="float">
            <text:p>34359803904</text:p>
          </table:table-cell>
          <table:table-cell office:value-type="string" calcext:value-type="string">
            <text:p>busines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99236" calcext:value-type="float">
            <text:p>199236</text:p>
          </table:table-cell>
          <table:table-cell office:value-type="string" calcext:value-type="string">
            <text:p>All AS from AT - EMARSYS-AS - EMARSYS eMarketing System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aa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0026" calcext:value-type="float">
            <text:p>200026</text:p>
          </table:table-cell>
          <table:table-cell office:value-type="string" calcext:value-type="string">
            <text:p>All AS from AT - SJON-AS - Ortswaerme St. Johann in Tirol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0273" calcext:value-type="float">
            <text:p>200273</text:p>
          </table:table-cell>
          <table:table-cell office:value-type="string" calcext:value-type="string">
            <text:p>All AS from AT - pNET - Peter Kowalsky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 maybe+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0727" calcext:value-type="float">
            <text:p>200727</text:p>
          </table:table-cell>
          <table:table-cell office:value-type="string" calcext:value-type="string">
            <text:p>All AS from AT - KBRINN - Kommunalbetriebe Rinn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0849" calcext:value-type="float">
            <text:p>200849</text:p>
          </table:table-cell>
          <table:table-cell office:value-type="string" calcext:value-type="string">
            <text:p>All AS from AT - fassma_net-AS - Martin Fassl trading as fassma.net e.U., AT</text:p>
          </table:table-cell>
          <table:table-cell office:value-type="float" office:value="1376256" calcext:value-type="float">
            <text:p>137625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unkinternet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0970" calcext:value-type="float">
            <text:p>200970</text:p>
          </table:table-cell>
          <table:table-cell office:value-type="string" calcext:value-type="string">
            <text:p>All AS from AT - RIEPERT - Riepert Informationstechnologi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ghlasfaser,s ass, eh oi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0986" calcext:value-type="float">
            <text:p>200986</text:p>
          </table:table-cell>
          <table:table-cell office:value-type="string" calcext:value-type="string">
            <text:p>All AS from AT - SWAROVSKITOURISM-AS - D Swarovski Tourism Service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eins hat wohl ned gereicht goi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1239" calcext:value-type="float">
            <text:p>201239</text:p>
          </table:table-cell>
          <table:table-cell office:value-type="string" calcext:value-type="string">
            <text:p>All AS from AT - Logispin-AS - Logispin Austria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ourismus oder so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1240" calcext:value-type="float">
            <text:p>201240</text:p>
          </table:table-cell>
          <table:table-cell office:value-type="string" calcext:value-type="string">
            <text:p>All AS from AT - OpenIoT - Rocket NG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noch ein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1248" calcext:value-type="float">
            <text:p>201248</text:p>
          </table:table-cell>
          <table:table-cell office:value-type="string" calcext:value-type="string">
            <text:p>All AS from AT - SCC-AS - SCC EDV-Beratung A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AP guy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1470" calcext:value-type="float">
            <text:p>201470</text:p>
          </table:table-cell>
          <table:table-cell office:value-type="string" calcext:value-type="string">
            <text:p>All AS from AT - CITYNET-AT-2-AS - HALLAG Kommunal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Haqll iT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1612" calcext:value-type="float">
            <text:p>201612</text:p>
          </table:table-cell>
          <table:table-cell office:value-type="string" calcext:value-type="string">
            <text:p>All AS from AT - NICAT-MINICAST-AS - nic.at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1760" calcext:value-type="float">
            <text:p>201760</text:p>
          </table:table-cell>
          <table:table-cell office:value-type="string" calcext:value-type="string">
            <text:p>All AS from AT - ANDREAS-AS - Andreas Pleschutzni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p-elektroinstallationen .at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2516" calcext:value-type="float">
            <text:p>202516</text:p>
          </table:table-cell>
          <table:table-cell office:value-type="string" calcext:value-type="string">
            <text:p>All AS from AT - web-crossing - web-crossing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eh ois in innsbruck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2559" calcext:value-type="float">
            <text:p>202559</text:p>
          </table:table-cell>
          <table:table-cell office:value-type="string" calcext:value-type="string">
            <text:p>All AS from AT - MATT-AS - Matteo Fruhwald, AT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 2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2616" calcext:value-type="float">
            <text:p>202616</text:p>
          </table:table-cell>
          <table:table-cell office:value-type="string" calcext:value-type="string">
            <text:p>All AS from AT - WE-FTTH-AS - Wien Energie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TTH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2718" calcext:value-type="float">
            <text:p>202718</text:p>
          </table:table-cell>
          <table:table-cell office:value-type="string" calcext:value-type="string">
            <text:p>All AS from AT - sigmacloud - sigmavista it consulting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loud iot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2745" calcext:value-type="float">
            <text:p>202745</text:p>
          </table:table-cell>
          <table:table-cell office:value-type="string" calcext:value-type="string">
            <text:p>All AS from AT - linkedin - LinkedIn Austri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2928" calcext:value-type="float">
            <text:p>202928</text:p>
          </table:table-cell>
          <table:table-cell office:value-type="string" calcext:value-type="string">
            <text:p>All AS from AT - Z-IX-AS - Armin Fisslthaler, AT</text:p>
          </table:table-cell>
          <table:table-cell office:value-type="float" office:value="1114112" calcext:value-type="float">
            <text:p>11141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 guy; conova adj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3358" calcext:value-type="float">
            <text:p>203358</text:p>
          </table:table-cell>
          <table:table-cell office:value-type="string" calcext:value-type="string">
            <text:p>All AS from AT - INCOS-Stueckler - Guenther Stueckler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it dienstleister, eU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3541" calcext:value-type="float">
            <text:p>203541</text:p>
          </table:table-cell>
          <table:table-cell office:value-type="string" calcext:value-type="string">
            <text:p>All AS from AT - ATKTVPILLERSEE - Kabelfernsehen Pillerse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4081" calcext:value-type="float">
            <text:p>204081</text:p>
          </table:table-cell>
          <table:table-cell office:value-type="string" calcext:value-type="string">
            <text:p>All AS from AT - imendo - IMENDO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data anlystics BI uisw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4136" calcext:value-type="float">
            <text:p>204136</text:p>
          </table:table-cell>
          <table:table-cell office:value-type="string" calcext:value-type="string">
            <text:p>All AS from AT - SILENT-GHOST-AS - Kevin Holly trading as Silent Ghost e.U.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 operating opennic dns etc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4410" calcext:value-type="float">
            <text:p>204410</text:p>
          </table:table-cell>
          <table:table-cell office:value-type="string" calcext:value-type="string">
            <text:p>All AS from AT - feistritzwerke-steweag - Feistritzwerke-STEWEAG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4419" calcext:value-type="float">
            <text:p>204419</text:p>
          </table:table-cell>
          <table:table-cell office:value-type="string" calcext:value-type="string">
            <text:p>All AS from AT - ITNS - ITN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business internet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4560" calcext:value-type="float">
            <text:p>204560</text:p>
          </table:table-cell>
          <table:table-cell office:value-type="string" calcext:value-type="string">
            <text:p>All AS from AT - LENZEDER-AS - Lenzeder Gesellschaft m.b.H &amp; Co K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elektro geschäft mit breitbandtarifen ?!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4659" calcext:value-type="float">
            <text:p>204659</text:p>
          </table:table-cell>
          <table:table-cell office:value-type="string" calcext:value-type="string">
            <text:p>All AS from AT - ANLX-AS - Antares-NetlogiX Netzwerkberatung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netzwerkbeartung für unternehemn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5202" calcext:value-type="float">
            <text:p>205202</text:p>
          </table:table-cell>
          <table:table-cell office:value-type="string" calcext:value-type="string">
            <text:p>All AS from AT - CLOUDFLIGHT - Cloudflight Austria GmbH, AT</text:p>
          </table:table-cell>
          <table:table-cell office:value-type="float" office:value="327680" calcext:value-type="float">
            <text:p>327680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who di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5243" calcext:value-type="float">
            <text:p>205243</text:p>
          </table:table-cell>
          <table:table-cell office:value-type="string" calcext:value-type="string">
            <text:p>All AS from AT - CLOUDNOW-AS - CloudNow GmbH, AT</text:p>
          </table:table-cell>
          <table:table-cell office:value-type="float" office:value="103079215104" calcext:value-type="float">
            <text:p>103079215104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loud guy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5584" calcext:value-type="float">
            <text:p>205584</text:p>
          </table:table-cell>
          <table:table-cell office:value-type="string" calcext:value-type="string">
            <text:p>All AS from AT - CASHPOINT-AS - CASHPOINT Solution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betting websit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5600" calcext:value-type="float">
            <text:p>205600</text:p>
          </table:table-cell>
          <table:table-cell office:value-type="string" calcext:value-type="string">
            <text:p>All AS from AT - ARGONET-AS - ArgoNE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funknetz sprachkomm, notfallkomm … wirkt kritisch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5728" calcext:value-type="float">
            <text:p>205728</text:p>
          </table:table-cell>
          <table:table-cell office:value-type="string" calcext:value-type="string">
            <text:p>All AS from AT - at-cf-it - AVAFIN I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loans or sth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5965" calcext:value-type="float">
            <text:p>205965</text:p>
          </table:table-cell>
          <table:table-cell office:value-type="string" calcext:value-type="string">
            <text:p>All AS from AT - Jason-Ruhittel - Jason Ruhittel, AT</text:p>
          </table:table-cell>
          <table:table-cell office:value-type="float" office:value="38600704" calcext:value-type="float">
            <text:p>3860070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 gu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5989" calcext:value-type="float">
            <text:p>205989</text:p>
          </table:table-cell>
          <table:table-cell office:value-type="string" calcext:value-type="string">
            <text:p>All AS from AT - RELAXT - relaxt Webdienstleistungsagentur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web agentur aber myster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6021" calcext:value-type="float">
            <text:p>206021</text:p>
          </table:table-cell>
          <table:table-cell office:value-type="string" calcext:value-type="string">
            <text:p>All AS from AT - WKSTMK - Wirtschaftskammer Steiermark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ye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6055" calcext:value-type="float">
            <text:p>206055</text:p>
          </table:table-cell>
          <table:table-cell office:value-type="string" calcext:value-type="string">
            <text:p>All AS from AT - Specure - Specure GmbH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aa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6128" calcext:value-type="float">
            <text:p>206128</text:p>
          </table:table-cell>
          <table:table-cell office:value-type="string" calcext:value-type="string">
            <text:p>All AS from AT - Dioezesane-IT - Dioezese Linz - Katholische Kirche in Oberoesterreic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hurch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6159" calcext:value-type="float">
            <text:p>206159</text:p>
          </table:table-cell>
          <table:table-cell office:value-type="string" calcext:value-type="string">
            <text:p>All AS from AT - VAO-AS - Verkehrsauskunft Oesterreich VAO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6228" calcext:value-type="float">
            <text:p>206228</text:p>
          </table:table-cell>
          <table:table-cell office:value-type="string" calcext:value-type="string">
            <text:p>All AS from AT - ANDRITZ01 - Andritz AG, AT</text:p>
          </table:table-cell>
          <table:table-cell office:value-type="float" office:value="327680" calcext:value-type="float">
            <text:p>327680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eh ois produktion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6298" calcext:value-type="float">
            <text:p>206298</text:p>
          </table:table-cell>
          <table:table-cell office:value-type="string" calcext:value-type="string">
            <text:p>All AS from AT - RKM-AS - RKM Regional Kabel TV Moelltal und Telekommunikation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6672" calcext:value-type="float">
            <text:p>206672</text:p>
          </table:table-cell>
          <table:table-cell office:value-type="string" calcext:value-type="string">
            <text:p>All AS from AT - Logispin-AS - Logispin Austria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nother tourismu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7021" calcext:value-type="float">
            <text:p>207021</text:p>
          </table:table-cell>
          <table:table-cell office:value-type="string" calcext:value-type="string">
            <text:p>All AS from AT - RCODEZERO-ANYCAST-SEC2 - ipcom GmbH, AT</text:p>
          </table:table-cell>
          <table:table-cell office:value-type="float" office:value="720896" calcext:value-type="float">
            <text:p>7208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ervices for TLD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7203" calcext:value-type="float">
            <text:p>207203</text:p>
          </table:table-cell>
          <table:table-cell office:value-type="string" calcext:value-type="string">
            <text:p>All AS from AT - TIMEWARP-AS - TIMEWARP IT Consulting GmbH, AT</text:p>
          </table:table-cell>
          <table:table-cell office:value-type="float" office:value="68719476736" calcext:value-type="float">
            <text:p>6871947673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cloud / it infra / colo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7299" calcext:value-type="float">
            <text:p>207299</text:p>
          </table:table-cell>
          <table:table-cell office:value-type="string" calcext:value-type="string">
            <text:p>All AS from AT - PETOE - Michael Petoe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7426" calcext:value-type="float">
            <text:p>207426</text:p>
          </table:table-cell>
          <table:table-cell office:value-type="string" calcext:value-type="string">
            <text:p>All AS from AT - GSS - GSS Media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ysters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7760" calcext:value-type="float">
            <text:p>207760</text:p>
          </table:table-cell>
          <table:table-cell office:value-type="string" calcext:value-type="string">
            <text:p>All AS from AT - AS_INTICHAR - Mag. phil. Lorenz Inticha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7791" calcext:value-type="float">
            <text:p>207791</text:p>
          </table:table-cell>
          <table:table-cell office:value-type="string" calcext:value-type="string">
            <text:p>All AS from AT - NTBS-AS - NTB SOLUTIONS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it für notar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7869" calcext:value-type="float">
            <text:p>207869</text:p>
          </table:table-cell>
          <table:table-cell office:value-type="string" calcext:value-type="string">
            <text:p>All AS from AT - GANZRUND-AT-AS - GANZRUND Informatik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manage hosting / webentw / ecommerc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7962" calcext:value-type="float">
            <text:p>207962</text:p>
          </table:table-cell>
          <table:table-cell office:value-type="string" calcext:value-type="string">
            <text:p>All AS from AT - AS5586 - Kroell Bernhard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giganet.at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8094" calcext:value-type="float">
            <text:p>208094</text:p>
          </table:table-cell>
          <table:table-cell office:value-type="string" calcext:value-type="string">
            <text:p>All AS from AT - EDV-SCHERER - Christoph Scherer trading as EDV-SCHERE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U hardware reparatur usw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8185" calcext:value-type="float">
            <text:p>208185</text:p>
          </table:table-cell>
          <table:table-cell office:value-type="string" calcext:value-type="string">
            <text:p>All AS from AT - HKS-AS - Mathias Muehlbacher, AT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nklar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8245" calcext:value-type="float">
            <text:p>208245</text:p>
          </table:table-cell>
          <table:table-cell office:value-type="string" calcext:value-type="string">
            <text:p>All AS from AT - BECHTLE-AT - Bechtle Austria GmbH, AT</text:p>
          </table:table-cell>
          <table:table-cell office:value-type="float" office:value="38654705664" calcext:value-type="float">
            <text:p>38654705664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8315" calcext:value-type="float">
            <text:p>208315</text:p>
          </table:table-cell>
          <table:table-cell office:value-type="string" calcext:value-type="string">
            <text:p>All AS from AT - frauscher - Frauscher Sensor Technology Group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manufactu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8323" calcext:value-type="float">
            <text:p>208323</text:p>
          </table:table-cell>
          <table:table-cell office:value-type="string" calcext:value-type="string">
            <text:p>All AS from AT - APPLIEDPRIVACY-AS - Foundation for Applied Privacy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privacy services for public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8419" calcext:value-type="float">
            <text:p>208419</text:p>
          </table:table-cell>
          <table:table-cell office:value-type="string" calcext:value-type="string">
            <text:p>All AS from AT - EISENBERGER - E+H Rechtsanwaelt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aw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8441" calcext:value-type="float">
            <text:p>208441</text:p>
          </table:table-cell>
          <table:table-cell office:value-type="string" calcext:value-type="string">
            <text:p>All AS from AT - LAND-SALZBURG-AS - Amt der Salzburger Landesregierun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8689" calcext:value-type="float">
            <text:p>208689</text:p>
          </table:table-cell>
          <table:table-cell office:value-type="string" calcext:value-type="string">
            <text:p>All AS from AT - HELLOLY - helloly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host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8740" calcext:value-type="float">
            <text:p>208740</text:p>
          </table:table-cell>
          <table:table-cell office:value-type="string" calcext:value-type="string">
            <text:p>All AS from AT - AT-BMEIA - Bundesministerium fuer europaeische und internationale Angelegenheiten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defens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8794" calcext:value-type="float">
            <text:p>208794</text:p>
          </table:table-cell>
          <table:table-cell office:value-type="string" calcext:value-type="string">
            <text:p>All AS from AT - BRANDST-AS - Wolfgang Michael Brandstaetter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 ?!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9050" calcext:value-type="float">
            <text:p>209050</text:p>
          </table:table-cell>
          <table:table-cell office:value-type="string" calcext:value-type="string">
            <text:p>All AS from AT - DIGIMAGICAL - Digimagical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hosting, also for resal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9934" calcext:value-type="float">
            <text:p>209934</text:p>
          </table:table-cell>
          <table:table-cell office:value-type="string" calcext:value-type="string">
            <text:p>All AS from AT - ZLINE - WIERER GmbH &amp; Co K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elektriker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0305" calcext:value-type="float">
            <text:p>210305</text:p>
          </table:table-cell>
          <table:table-cell office:value-type="string" calcext:value-type="string">
            <text:p>All AS from AT - ARTNER-AS - Erwin Artne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0543" calcext:value-type="float">
            <text:p>210543</text:p>
          </table:table-cell>
          <table:table-cell office:value-type="string" calcext:value-type="string">
            <text:p>All AS from AT - KAGES - Steiermaerkische Krankenanstaltengesellschaft 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health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0623" calcext:value-type="float">
            <text:p>210623</text:p>
          </table:table-cell>
          <table:table-cell office:value-type="string" calcext:value-type="string">
            <text:p>All AS from AT - NOBAQ - Nikolaus Hammler, AT</text:p>
          </table:table-cell>
          <table:table-cell office:value-type="float" office:value="327680" calcext:value-type="float">
            <text:p>3276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0626" calcext:value-type="float">
            <text:p>210626</text:p>
          </table:table-cell>
          <table:table-cell office:value-type="string" calcext:value-type="string">
            <text:p>All AS from AT - LIPICER-AS - Lipicer K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kabel tv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0775" calcext:value-type="float">
            <text:p>210775</text:p>
          </table:table-cell>
          <table:table-cell office:value-type="string" calcext:value-type="string">
            <text:p>All AS from AT - niceshops - Niceshops GmbH, AT</text:p>
          </table:table-cell>
          <table:table-cell office:value-type="float" office:value="393216" calcext:value-type="float">
            <text:p>39321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online shops – own &amp; as a service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0863" calcext:value-type="float">
            <text:p>210863</text:p>
          </table:table-cell>
          <table:table-cell office:value-type="string" calcext:value-type="string">
            <text:p>All AS from AT - VELARTIS - Velarti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private cloud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0918" calcext:value-type="float">
            <text:p>210918</text:p>
          </table:table-cell>
          <table:table-cell office:value-type="string" calcext:value-type="string">
            <text:p>All AS from AT - KERNSTOCK - Patrik Kernstock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ttps://patrik.kernstock.net/homelab/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0947" calcext:value-type="float">
            <text:p>210947</text:p>
          </table:table-cell>
          <table:table-cell office:value-type="string" calcext:value-type="string">
            <text:p>All AS from AT - ZUGSPITZNET-AS - ZugspitzNe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nternet / tv / telefon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1060" calcext:value-type="float">
            <text:p>211060</text:p>
          </table:table-cell>
          <table:table-cell office:value-type="string" calcext:value-type="string">
            <text:p>All AS from AT - VERKEHRSVERBUND-OST-REGION - VERKEHRSVERBUND OST REGION (VOR) GES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ansportation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071" calcext:value-type="float">
            <text:p>211071</text:p>
          </table:table-cell>
          <table:table-cell office:value-type="string" calcext:value-type="string">
            <text:p>All AS from AT - BAHA-AS - bah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news aggregator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1099" calcext:value-type="float">
            <text:p>211099</text:p>
          </table:table-cell>
          <table:table-cell office:value-type="string" calcext:value-type="string">
            <text:p>All AS from AT - MDRI-AS - Raiffeisen Informatik GmbH &amp; Co KG, AT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ban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1151" calcext:value-type="float">
            <text:p>211151</text:p>
          </table:table-cell>
          <table:table-cell office:value-type="string" calcext:value-type="string">
            <text:p>All AS from AT - STRAUSS-AS - Markus Strauss, AT</text:p>
          </table:table-cell>
          <table:table-cell office:value-type="float" office:value="67174400" calcext:value-type="float">
            <text:p>6717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1196" calcext:value-type="float">
            <text:p>211196</text:p>
          </table:table-cell>
          <table:table-cell office:value-type="string" calcext:value-type="string">
            <text:p>All AS from AT - MTEL-AS - Mtel Austria GmbH, AT</text:p>
          </table:table-cell>
          <table:table-cell office:value-type="float" office:value="67371008" calcext:value-type="float">
            <text:p>6737100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nternet / handy / tv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1510" calcext:value-type="float">
            <text:p>211510</text:p>
          </table:table-cell>
          <table:table-cell office:value-type="string" calcext:value-type="string">
            <text:p>All AS from AT - RDI-AT - Roman Franz Dissauer trading as RDI Solutions e.U.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teleon / internet / telefonanlagen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1582" calcext:value-type="float">
            <text:p>211582</text:p>
          </table:table-cell>
          <table:table-cell office:value-type="string" calcext:value-type="string">
            <text:p>All AS from AT - ecomDATA-AS - ecomDATA GmbH, AT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managed stuff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1629" calcext:value-type="float">
            <text:p>211629</text:p>
          </table:table-cell>
          <table:table-cell office:value-type="string" calcext:value-type="string">
            <text:p>All AS from AT - WOB-AS - WOB Beteiligung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vestment 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1666" calcext:value-type="float">
            <text:p>211666</text:p>
          </table:table-cell>
          <table:table-cell office:value-type="string" calcext:value-type="string">
            <text:p>All AS from AT - EBSWIEN-AS - ebswien klaeranlage &amp; tierservice Ges.m.b.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kläranlage literall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1763" calcext:value-type="float">
            <text:p>211763</text:p>
          </table:table-cell>
          <table:table-cell office:value-type="string" calcext:value-type="string">
            <text:p>All AS from AT - CPS-IT - CPS - IT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rechenzentrum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2131" calcext:value-type="float">
            <text:p>212131</text:p>
          </table:table-cell>
          <table:table-cell office:value-type="string" calcext:value-type="string">
            <text:p>All AS from AT - ASPSMEDIA - PSMEDIA LTD&amp;CoK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iber internet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2640" calcext:value-type="float">
            <text:p>212640</text:p>
          </table:table-cell>
          <table:table-cell office:value-type="string" calcext:value-type="string">
            <text:p>All AS from AT - NEO-IT-AS - neo-i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host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2704" calcext:value-type="float">
            <text:p>212704</text:p>
          </table:table-cell>
          <table:table-cell office:value-type="string" calcext:value-type="string">
            <text:p>All AS from AT - AS-DXLD - Daniel Groeber, AT</text:p>
          </table:table-cell>
          <table:table-cell office:value-type="float" office:value="1114112" calcext:value-type="float">
            <text:p>11141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ackerspace in innsbruck (it syndikat)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2774" calcext:value-type="float">
            <text:p>212774</text:p>
          </table:table-cell>
          <table:table-cell office:value-type="string" calcext:value-type="string">
            <text:p>All AS from AT - ASMEINL - Meinl Internet Commerce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ctually julius meinl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2796" calcext:value-type="float">
            <text:p>212796</text:p>
          </table:table-cell>
          <table:table-cell office:value-type="string" calcext:value-type="string">
            <text:p>All AS from AT - SmartFiber-AS - SmartFiber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2813" calcext:value-type="float">
            <text:p>212813</text:p>
          </table:table-cell>
          <table:table-cell office:value-type="string" calcext:value-type="string">
            <text:p>All AS from AT - Lindner - Lindner-Recyclingtech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recycling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2828" calcext:value-type="float">
            <text:p>212828</text:p>
          </table:table-cell>
          <table:table-cell office:value-type="string" calcext:value-type="string">
            <text:p>All AS from AT - TWOPEAKS - Tom Hatzer trading as twopeaks digital e.U., AT</text:p>
          </table:table-cell>
          <table:table-cell office:value-type="float" office:value="33816576" calcext:value-type="float">
            <text:p>3381657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devops / cloud <text:s/>stuff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3080" calcext:value-type="float">
            <text:p>213080</text:p>
          </table:table-cell>
          <table:table-cell office:value-type="string" calcext:value-type="string">
            <text:p>All AS from AT - GESPAG - Oberoesterreichische Gesundheitsholding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5788" calcext:value-type="float">
            <text:p>215788</text:p>
          </table:table-cell>
          <table:table-cell office:value-type="string" calcext:value-type="string">
            <text:p>All AS from AT - MADH - Dohnal Markus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net / sec / cloud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6258" calcext:value-type="float">
            <text:p>216258</text:p>
          </table:table-cell>
          <table:table-cell office:value-type="string" calcext:value-type="string">
            <text:p>All AS from AT - eox-faster - EOX IT Services GmbH, AT</text:p>
          </table:table-cell>
          <table:table-cell office:value-type="float" office:value="327680" calcext:value-type="float">
            <text:p>327680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aas or sth. big data stuff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6369" calcext:value-type="float">
            <text:p>216369</text:p>
          </table:table-cell>
          <table:table-cell office:value-type="string" calcext:value-type="string">
            <text:p>All AS from AT - jkdev - Jakob Kampichler, AT</text:p>
          </table:table-cell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6441" calcext:value-type="float">
            <text:p>216441</text:p>
          </table:table-cell>
          <table:table-cell office:value-type="string" calcext:value-type="string">
            <text:p>All AS from AT - PLABS - Jakob Rieple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ainly a guy; tuw space team</text:p>
          </table:table-cell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6457" calcext:value-type="float">
            <text:p>216457</text:p>
          </table:table-cell>
          <table:table-cell office:value-type="string" calcext:value-type="string">
            <text:p>All AS from AT - IPK - Patrick Kaltenboeck trading as IPK IT-Solutions e.U., AT</text:p>
          </table:table-cell>
          <table:table-cell office:value-type="float" office:value="196608" calcext:value-type="float">
            <text:p>19660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oftware guy</text:p>
          </table:table-cell>
        </table:table-row>
        <table:table-row table:style-name="ro1" table:number-rows-repeated="104828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vot Table_all_austrian_as_1" table:style-name="ta1">
        <table:table-column table:style-name="co7" table:default-cell-style-name="ce10"/>
        <table:table-column table:style-name="co8" table:default-cell-style-name="ce15"/>
        <table:table-column table:style-name="co7" table:default-cell-style-name="ce21"/>
        <table:table-column table:style-name="co7" table:default-cell-style-name="Default"/>
        <table:table-column table:style-name="co9" table:default-cell-style-name="ce10"/>
        <table:table-column table:style-name="co10" table:default-cell-style-name="ce15"/>
        <table:table-column table:style-name="co7" table:default-cell-style-name="ce24"/>
        <table:table-column table:style-name="co11" table:default-cell-style-name="ce24"/>
        <table:table-column table:style-name="co7" table:number-columns-repeated="2" table:default-cell-style-name="Default"/>
        <table:table-column table:style-name="co7" table:default-cell-style-name="ce4"/>
        <table:table-column table:style-name="co12" table:default-cell-style-name="ce28"/>
        <table:table-row table:style-name="ro1">
          <table:table-cell table:style-name="ce7"/>
          <table:table-cell table:style-name="ce12" office:value-type="string" calcext:value-type="string">
            <text:p>Data</text:p>
          </table:table-cell>
          <table:table-cell table:style-name="ce18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category</text:p>
          </table:table-cell>
          <table:table-cell table:style-name="ce13" office:value-type="string" calcext:value-type="string">
            <text:p>Sum - num_ipv6s</text:p>
          </table:table-cell>
          <table:table-cell table:style-name="ce19" office:value-type="string" calcext:value-type="string">
            <text:p>Count - category</text:p>
          </table:table-cell>
          <table:table-cell/>
          <table:table-cell table:style-name="Default" table:number-columns-repeated="4"/>
          <table:table-cell office:value-type="string" calcext:value-type="string">
            <text:p>log2</text:p>
          </table:table-cell>
          <table:table-cell office:value-type="string" calcext:value-type="string">
            <text:p>round down</text:p>
          </table:table-cell>
          <table:table-cell table:style-name="Default" office:value-type="string" calcext:value-type="string">
            <text:p>prefix</text:p>
          </table:table-cell>
          <table:table-cell table:style-name="Default" office:value-type="string" calcext:value-type="string">
            <text:p>factor</text:p>
          </table:table-cell>
        </table:table-row>
        <table:table-row table:style-name="ro1">
          <table:table-cell table:style-name="ce9" office:value-type="string" calcext:value-type="string">
            <text:p>banking</text:p>
          </table:table-cell>
          <table:table-cell table:style-name="ce14" office:value-type="float" office:value="55835754496" calcext:value-type="float">
            <text:p>55835754496</text:p>
          </table:table-cell>
          <table:table-cell table:style-name="ce20" office:value-type="float" office:value="9" calcext:value-type="float">
            <text:p>9</text:p>
          </table:table-cell>
          <table:table-cell/>
          <table:table-cell office:value-type="string" calcext:value-type="string">
            <text:p>small-telco</text:p>
          </table:table-cell>
          <table:table-cell office:value-type="float" office:value="1876971356160" calcext:value-type="float">
            <text:p>1876971356160</text:p>
          </table:table-cell>
          <table:table-cell office:value-type="float" office:value="75" calcext:value-type="float">
            <text:p>75</text:p>
          </table:table-cell>
          <table:table-cell table:formula="of:=LOG10([.F3])" office:value-type="float" office:value="12.2734576450473" calcext:value-type="float">
            <text:p>12.2734576450473</text:p>
          </table:table-cell>
          <table:table-cell table:formula="of:=LOG([.F3])/LOG(2)" office:value-type="float" office:value="40.7715437724926" calcext:value-type="float">
            <text:p>40.7715437724926</text:p>
          </table:table-cell>
          <table:table-cell table:formula="of:=ROUNDDOWN([.I3])" office:value-type="float" office:value="40" calcext:value-type="float">
            <text:p>40</text:p>
          </table:table-cell>
          <table:table-cell table:formula="of:=64-[.J3]" office:value-type="float" office:value="24" calcext:value-type="float">
            <text:p>24</text:p>
          </table:table-cell>
          <table:table-cell table:formula="of:=[.F3]/2^[.J3]" office:value-type="float" office:value="1.70709550380707" calcext:value-type="float">
            <text:p>1.7</text:p>
          </table:table-cell>
        </table:table-row>
        <table:table-row table:style-name="ro1">
          <table:table-cell office:value-type="string" calcext:value-type="string">
            <text:p>big-telco</text:p>
          </table:table-cell>
          <table:table-cell office:value-type="float" office:value="336081649664" calcext:value-type="float">
            <text:p>33608164966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t services</text:p>
          </table:table-cell>
          <table:table-cell office:value-type="float" office:value="932083138560" calcext:value-type="float">
            <text:p>932083138560</text:p>
          </table:table-cell>
          <table:table-cell office:value-type="float" office:value="64" calcext:value-type="float">
            <text:p>64</text:p>
          </table:table-cell>
          <table:table-cell table:formula="of:=LOG10([.F4])" office:value-type="float" office:value="11.9694546516324" calcext:value-type="float">
            <text:p>11.9694546516324</text:p>
          </table:table-cell>
          <table:table-cell table:formula="of:=LOG([.F4])/LOG(2)" office:value-type="float" office:value="39.761667687738" calcext:value-type="float">
            <text:p>39.761667687738</text:p>
          </table:table-cell>
          <table:table-cell table:formula="of:=ROUNDDOWN([.I4])" office:value-type="float" office:value="39" calcext:value-type="float">
            <text:p>39</text:p>
          </table:table-cell>
          <table:table-cell table:formula="of:=64-[.J4]" office:value-type="float" office:value="25" calcext:value-type="float">
            <text:p>25</text:p>
          </table:table-cell>
          <table:table-cell table:formula="of:=[.F4]/2^[.J4]" office:value-type="float" office:value="1.6954493522644" calcext:value-type="float">
            <text:p>1.7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float" office:value="206159937536" calcext:value-type="float">
            <text:p>20615993753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189411950592" calcext:value-type="float">
            <text:p>189411950592</text:p>
          </table:table-cell>
          <table:table-cell office:value-type="float" office:value="31" calcext:value-type="float">
            <text:p>31</text:p>
          </table:table-cell>
          <table:table-cell table:formula="of:=LOG10([.F5])" office:value-type="float" office:value="11.277407376528" calcext:value-type="float">
            <text:p>11.277407376528</text:p>
          </table:table-cell>
          <table:table-cell table:formula="of:=LOG([.F5])/LOG(2)" office:value-type="float" office:value="37.4627364015784" calcext:value-type="float">
            <text:p>37.4627364015784</text:p>
          </table:table-cell>
          <table:table-cell table:formula="of:=ROUNDDOWN([.I5])" office:value-type="float" office:value="37" calcext:value-type="float">
            <text:p>37</text:p>
          </table:table-cell>
          <table:table-cell table:formula="of:=64-[.J5]" office:value-type="float" office:value="27" calcext:value-type="float">
            <text:p>27</text:p>
          </table:table-cell>
          <table:table-cell table:formula="of:=[.F5]/2^[.J5]" office:value-type="float" office:value="1.3781533241272" calcext:value-type="float">
            <text:p>1.4</text:p>
          </table:table-cell>
        </table:table-row>
        <table:table-row table:style-name="ro1">
          <table:table-cell office:value-type="string" calcext:value-type="string">
            <text:p>exclude</text:p>
          </table:table-cell>
          <table:table-cell office:value-type="float" office:value="360811593728" calcext:value-type="float">
            <text:p>36081159372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osting</text:p>
          </table:table-cell>
          <table:table-cell office:value-type="float" office:value="417418379264" calcext:value-type="float">
            <text:p>417418379264</text:p>
          </table:table-cell>
          <table:table-cell office:value-type="float" office:value="20" calcext:value-type="float">
            <text:p>20</text:p>
          </table:table-cell>
          <table:table-cell table:formula="of:=LOG10([.F6])" office:value-type="float" office:value="11.6205715674827" calcext:value-type="float">
            <text:p>11.6205715674827</text:p>
          </table:table-cell>
          <table:table-cell table:formula="of:=LOG([.F6])/LOG(2)" office:value-type="float" office:value="38.60270316867" calcext:value-type="float">
            <text:p>38.60270316867</text:p>
          </table:table-cell>
          <table:table-cell table:formula="of:=ROUNDDOWN([.I6])" office:value-type="float" office:value="38" calcext:value-type="float">
            <text:p>38</text:p>
          </table:table-cell>
          <table:table-cell table:formula="of:=64-[.J6]" office:value-type="float" office:value="26" calcext:value-type="float">
            <text:p>26</text:p>
          </table:table-cell>
          <table:table-cell table:formula="of:=[.F6]/2^[.J6]" office:value-type="float" office:value="1.518559217453" calcext:value-type="float">
            <text:p>1.5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94490394624" calcext:value-type="float">
            <text:p>944903946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usiness</text:p>
          </table:table-cell>
          <table:table-cell office:value-type="float" office:value="206159937536" calcext:value-type="float">
            <text:p>206159937536</text:p>
          </table:table-cell>
          <table:table-cell office:value-type="float" office:value="24" calcext:value-type="float">
            <text:p>24</text:p>
          </table:table-cell>
          <table:table-cell table:formula="of:=LOG10([.F7])" office:value-type="float" office:value="11.3142042739568" calcext:value-type="float">
            <text:p>11.3142042739568</text:p>
          </table:table-cell>
          <table:table-cell table:formula="of:=LOG([.F7])/LOG(2)" office:value-type="float" office:value="37.5849730489519" calcext:value-type="float">
            <text:p>37.5849730489519</text:p>
          </table:table-cell>
          <table:table-cell table:formula="of:=ROUNDDOWN([.I7])" office:value-type="float" office:value="37" calcext:value-type="float">
            <text:p>37</text:p>
          </table:table-cell>
          <table:table-cell table:formula="of:=64-[.J7]" office:value-type="float" office:value="27" calcext:value-type="float">
            <text:p>27</text:p>
          </table:table-cell>
          <table:table-cell table:formula="of:=[.F7]/2^[.J7]" office:value-type="float" office:value="1.50001096725464" calcext:value-type="float">
            <text:p>1.5</text:p>
          </table:table-cell>
        </table:table-row>
        <table:table-row table:style-name="ro1">
          <table:table-cell office:value-type="string" calcext:value-type="string">
            <text:p>hosting</text:p>
          </table:table-cell>
          <table:table-cell office:value-type="float" office:value="417418379264" calcext:value-type="float">
            <text:p>4174183792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xclude</text:p>
          </table:table-cell>
          <table:table-cell office:value-type="float" office:value="360811593728" calcext:value-type="float">
            <text:p>360811593728</text:p>
          </table:table-cell>
          <table:table-cell office:value-type="float" office:value="17" calcext:value-type="float">
            <text:p>17</text:p>
          </table:table-cell>
          <table:table-cell table:formula="of:=LOG10([.F8])" office:value-type="float" office:value="11.5572804840007" calcext:value-type="float">
            <text:p>11.5572804840007</text:p>
          </table:table-cell>
          <table:table-cell table:formula="of:=LOG([.F8])/LOG(2)" office:value-type="float" office:value="38.3924547402954" calcext:value-type="float">
            <text:p>38.3924547402954</text:p>
          </table:table-cell>
          <table:table-cell table:formula="of:=ROUNDDOWN([.I8])" office:value-type="float" office:value="38" calcext:value-type="float">
            <text:p>38</text:p>
          </table:table-cell>
          <table:table-cell table:formula="of:=64-[.J8]" office:value-type="float" office:value="26" calcext:value-type="float">
            <text:p>26</text:p>
          </table:table-cell>
          <table:table-cell table:formula="of:=[.F8]/2^[.J8]" office:value-type="float" office:value="1.31262493133545" calcext:value-type="float">
            <text:p>1.3</text:p>
          </table:table-cell>
        </table:table-row>
        <table:table-row table:style-name="ro1">
          <table:table-cell office:value-type="string" calcext:value-type="string">
            <text:p>it services</text:p>
          </table:table-cell>
          <table:table-cell office:value-type="float" office:value="932083138560" calcext:value-type="float">
            <text:p>93208313856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government</text:p>
          </table:table-cell>
          <table:table-cell office:value-type="float" office:value="94490394624" calcext:value-type="float">
            <text:p>94490394624</text:p>
          </table:table-cell>
          <table:table-cell office:value-type="float" office:value="15" calcext:value-type="float">
            <text:p>15</text:p>
          </table:table-cell>
          <table:table-cell table:formula="of:=LOG10([.F9])" office:value-type="float" office:value="10.9753876627546" calcext:value-type="float">
            <text:p>10.9753876627546</text:p>
          </table:table-cell>
          <table:table-cell table:formula="of:=LOG([.F9])/LOG(2)" office:value-type="float" office:value="36.4594486291847" calcext:value-type="float">
            <text:p>36.4594486291847</text:p>
          </table:table-cell>
          <table:table-cell table:formula="of:=ROUNDDOWN([.I9])" office:value-type="float" office:value="36" calcext:value-type="float">
            <text:p>36</text:p>
          </table:table-cell>
          <table:table-cell table:formula="of:=64-[.J9]" office:value-type="float" office:value="28" calcext:value-type="float">
            <text:p>28</text:p>
          </table:table-cell>
          <table:table-cell table:formula="of:=[.F9]/2^[.J9]" office:value-type="float" office:value="1.37501621246338" calcext:value-type="float">
            <text:p>1.4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float" office:value="146029608960" calcext:value-type="float">
            <text:p>14602960896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anufacturing</text:p>
          </table:table-cell>
          <table:table-cell office:value-type="float" office:value="146029608960" calcext:value-type="float">
            <text:p>146029608960</text:p>
          </table:table-cell>
          <table:table-cell office:value-type="float" office:value="12" calcext:value-type="float">
            <text:p>12</text:p>
          </table:table-cell>
          <table:table-cell table:formula="of:=LOG10([.F10])" office:value-type="float" office:value="11.1644409222516" calcext:value-type="float">
            <text:p>11.1644409222516</text:p>
          </table:table-cell>
          <table:table-cell table:formula="of:=LOG([.F10])/LOG(2)" office:value-type="float" office:value="37.0874699633378" calcext:value-type="float">
            <text:p>37.0874699633378</text:p>
          </table:table-cell>
          <table:table-cell table:formula="of:=ROUNDDOWN([.I10])" office:value-type="float" office:value="37" calcext:value-type="float">
            <text:p>37</text:p>
          </table:table-cell>
          <table:table-cell table:formula="of:=64-[.J10]" office:value-type="float" office:value="27" calcext:value-type="float">
            <text:p>27</text:p>
          </table:table-cell>
          <table:table-cell table:formula="of:=[.F10]/2^[.J10]" office:value-type="float" office:value="1.06250524520874" calcext:value-type="float">
            <text:p>1.1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89411950592" calcext:value-type="float">
            <text:p>189411950592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" office:value-type="string" calcext:value-type="string">
            <text:p>banking</text:p>
          </table:table-cell>
          <table:table-cell table:style-name="ce14" office:value-type="float" office:value="55835754496" calcext:value-type="float">
            <text:p>55835754496</text:p>
          </table:table-cell>
          <table:table-cell table:style-name="ce25" office:value-type="float" office:value="9" calcext:value-type="float">
            <text:p>9</text:p>
          </table:table-cell>
          <table:table-cell table:formula="of:=LOG10([.F11])" office:value-type="float" office:value="10.7469123890375" calcext:value-type="float">
            <text:p>10.7469123890375</text:p>
          </table:table-cell>
          <table:table-cell table:formula="of:=LOG([.F11])/LOG(2)" office:value-type="float" office:value="35.7004701984366" calcext:value-type="float">
            <text:p>35.7004701984366</text:p>
          </table:table-cell>
          <table:table-cell table:formula="of:=ROUNDDOWN([.I11])" office:value-type="float" office:value="35" calcext:value-type="float">
            <text:p>35</text:p>
          </table:table-cell>
          <table:table-cell table:formula="of:=64-[.J11]" office:value-type="float" office:value="29" calcext:value-type="float">
            <text:p>29</text:p>
          </table:table-cell>
          <table:table-cell table:formula="of:=[.F11]/2^[.J11]" office:value-type="float" office:value="1.62503433227539" calcext:value-type="float">
            <text:p>1.6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38655229952" calcext:value-type="float">
            <text:p>3865522995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ience</text:p>
          </table:table-cell>
          <table:table-cell office:value-type="float" office:value="38655229952" calcext:value-type="float">
            <text:p>38655229952</text:p>
          </table:table-cell>
          <table:table-cell office:value-type="float" office:value="9" calcext:value-type="float">
            <text:p>9</text:p>
          </table:table-cell>
          <table:table-cell table:formula="of:=LOG10([.F12])" office:value-type="float" office:value="10.5872082611427" calcext:value-type="float">
            <text:p>10.5872082611427</text:p>
          </table:table-cell>
          <table:table-cell table:formula="of:=LOG([.F12])/LOG(2)" office:value-type="float" office:value="35.1699445691135" calcext:value-type="float">
            <text:p>35.1699445691135</text:p>
          </table:table-cell>
          <table:table-cell table:formula="of:=ROUNDDOWN([.I12])" office:value-type="float" office:value="35" calcext:value-type="float">
            <text:p>35</text:p>
          </table:table-cell>
          <table:table-cell table:formula="of:=64-[.J12]" office:value-type="float" office:value="29" calcext:value-type="float">
            <text:p>29</text:p>
          </table:table-cell>
          <table:table-cell table:formula="of:=[.F12]/2^[.J12]" office:value-type="float" office:value="1.12501525878906" calcext:value-type="float">
            <text:p>1.1</text:p>
          </table:table-cell>
        </table:table-row>
        <table:table-row table:style-name="ro1">
          <table:table-cell office:value-type="string" calcext:value-type="string">
            <text:p>small-telco</text:p>
          </table:table-cell>
          <table:table-cell office:value-type="float" office:value="1876971356160" calcext:value-type="float">
            <text:p>187697135616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nsportation</text:p>
          </table:table-cell>
          <table:table-cell table:style-name="ce16" office:value-type="float" office:value="42950197248" calcext:value-type="float">
            <text:p>42950197248</text:p>
          </table:table-cell>
          <table:table-cell table:style-name="ce22" office:value-type="float" office:value="7" calcext:value-type="float">
            <text:p>7</text:p>
          </table:table-cell>
          <table:table-cell/>
          <table:table-cell office:value-type="string" calcext:value-type="string">
            <text:p>transportation</text:p>
          </table:table-cell>
          <table:table-cell table:style-name="ce16" office:value-type="float" office:value="42950197248" calcext:value-type="float">
            <text:p>42950197248</text:p>
          </table:table-cell>
          <table:table-cell table:style-name="ce26" office:value-type="float" office:value="7" calcext:value-type="float">
            <text:p>7</text:p>
          </table:table-cell>
          <table:table-cell table:formula="of:=LOG10([.F14])" office:value-type="float" office:value="10.6329651626614" calcext:value-type="float">
            <text:p>10.6329651626614</text:p>
          </table:table-cell>
          <table:table-cell table:formula="of:=LOG([.F14])/LOG(2)" office:value-type="float" office:value="35.3219457058033" calcext:value-type="float">
            <text:p>35.3219457058033</text:p>
          </table:table-cell>
          <table:table-cell table:formula="of:=ROUNDDOWN([.I14])" office:value-type="float" office:value="35" calcext:value-type="float">
            <text:p>35</text:p>
          </table:table-cell>
          <table:table-cell table:formula="of:=64-[.J14]" office:value-type="float" office:value="29" calcext:value-type="float">
            <text:p>29</text:p>
          </table:table-cell>
          <table:table-cell table:formula="of:=[.F14]/2^[.J14]" office:value-type="float" office:value="1.25001525878906" calcext:value-type="float">
            <text:p>1.3</text:p>
          </table:table-cell>
        </table:table-row>
        <table:table-row table:style-name="ro1">
          <table:table-cell table:style-name="ce11" office:value-type="string" calcext:value-type="string">
            <text:p>Total Result</text:p>
          </table:table-cell>
          <table:table-cell table:style-name="ce17" office:value-type="float" office:value="4696899190784" calcext:value-type="float">
            <text:p>4696899190784</text:p>
          </table:table-cell>
          <table:table-cell table:style-name="ce23" office:value-type="float" office:value="289" calcext:value-type="float">
            <text:p>289</text:p>
          </table:table-cell>
          <table:table-cell/>
          <table:table-cell office:value-type="string" calcext:value-type="string">
            <text:p>big-telco</text:p>
          </table:table-cell>
          <table:table-cell office:value-type="float" office:value="336081649664" calcext:value-type="float">
            <text:p>336081649664</text:p>
          </table:table-cell>
          <table:table-cell office:value-type="float" office:value="6" calcext:value-type="float">
            <text:p>6</text:p>
          </table:table-cell>
          <table:table-cell table:formula="of:=LOG10([.F15])" office:value-type="float" office:value="11.526444800279" calcext:value-type="float">
            <text:p>11.526444800279</text:p>
          </table:table-cell>
          <table:table-cell table:formula="of:=LOG([.F15])/LOG(2)" office:value-type="float" office:value="38.2900208162151" calcext:value-type="float">
            <text:p>38.2900208162151</text:p>
          </table:table-cell>
          <table:table-cell table:formula="of:=ROUNDDOWN([.I15])" office:value-type="float" office:value="38" calcext:value-type="float">
            <text:p>38</text:p>
          </table:table-cell>
          <table:table-cell table:formula="of:=64-[.J15]" office:value-type="float" office:value="26" calcext:value-type="float">
            <text:p>26</text:p>
          </table:table-cell>
          <table:table-cell table:formula="of:=[.F15]/2^[.J15]" office:value-type="float" office:value="1.22265791893005" calcext:value-type="float">
            <text:p>1.2</text:p>
          </table:table-cell>
        </table:table-row>
      </table:table>
      <table:named-expressions/>
      <table:database-ranges>
        <table:database-range table:name="__Anonymous_Sheet_DB__0" table:target-range-address="all_austrian_as.A1:all_austrian_as.F290" table:display-filter-buttons="true">
          <table:filter>
            <table:filter-and>
              <table:filter-condition table:value="media" table:operator="=" table:field-number="4"/>
            </table:filter-and>
          </table:filter>
        </table:database-range>
      </table:database-ranges>
      <table:data-pilot-tables>
        <table:data-pilot-table table:name="DataPilot1" table:application-data="" table:target-range-address="'Pivot Table_all_austrian_as_1'.A1:'Pivot Table_all_austrian_as_1'.C15" table:buttons="'Pivot Table_all_austrian_as_1'.A2 'Pivot Table_all_austrian_as_1'.B1" table:show-filter-button="false" table:drill-down-on-double-click="false">
          <table:source-cell-range table:cell-range-address="all_austrian_as.A1:all_austrian_as.E29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banking" table:display="true" table:show-details="true"/>
                <table:data-pilot-member table:name="big-telco" table:display="true" table:show-details="true"/>
                <table:data-pilot-member table:name="business" table:display="true" table:show-details="true"/>
                <table:data-pilot-member table:name="exclude" table:display="true" table:show-details="true"/>
                <table:data-pilot-member table:name="government" table:display="true" table:show-details="true"/>
                <table:data-pilot-member table:name="hosting" table:display="true" table:show-details="true"/>
                <table:data-pilot-member table:name="it services" table:display="true" table:show-details="true"/>
                <table:data-pilot-member table:name="manufacturing" table:display="true" table:show-details="true"/>
                <table:data-pilot-member table:name="other" table:display="true" table:show-details="true"/>
                <table:data-pilot-member table:name="science" table:display="true" table:show-details="true"/>
                <table:data-pilot-member table:name="small-telco" table:display="true" table:show-details="true"/>
                <table:data-pilot-member table:name="transporta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_ipv6s" table:orientation="data" table:used-hierarchy="0" table:function="sum">
            <table:data-pilot-level table:show-empty="false" calcext:repeat-item-labels="false">
              <table:data-pilot-members>
                <table:data-pilot-member table:name="65536" table:display="true" table:show-details="true"/>
                <table:data-pilot-member table:name="131072" table:display="true" table:show-details="true"/>
                <table:data-pilot-member table:name="196608" table:display="true" table:show-details="true"/>
                <table:data-pilot-member table:name="262144" table:display="true" table:show-details="true"/>
                <table:data-pilot-member table:name="327680" table:display="true" table:show-details="true"/>
                <table:data-pilot-member table:name="393216" table:display="true" table:show-details="true"/>
                <table:data-pilot-member table:name="720896" table:display="true" table:show-details="true"/>
                <table:data-pilot-member table:name="786432" table:display="true" table:show-details="true"/>
                <table:data-pilot-member table:name="1048576" table:display="true" table:show-details="true"/>
                <table:data-pilot-member table:name="1114112" table:display="true" table:show-details="true"/>
                <table:data-pilot-member table:name="1376256" table:display="true" table:show-details="true"/>
                <table:data-pilot-member table:name="2097152" table:display="true" table:show-details="true"/>
                <table:data-pilot-member table:name="16777216" table:display="true" table:show-details="true"/>
                <table:data-pilot-member table:name="33554432" table:display="true" table:show-details="true"/>
                <table:data-pilot-member table:name="33816576" table:display="true" table:show-details="true"/>
                <table:data-pilot-member table:name="38600704" table:display="true" table:show-details="true"/>
                <table:data-pilot-member table:name="67174400" table:display="true" table:show-details="true"/>
                <table:data-pilot-member table:name="67371008" table:display="true" table:show-details="true"/>
                <table:data-pilot-member table:name="268763136" table:display="true" table:show-details="true"/>
                <table:data-pilot-member table:name="272629760" table:display="true" table:show-details="true"/>
                <table:data-pilot-member table:name="536870912" table:display="true" table:show-details="true"/>
                <table:data-pilot-member table:name="1073741824" table:display="true" table:show-details="true"/>
                <table:data-pilot-member table:name="4294967296" table:display="true" table:show-details="true"/>
                <table:data-pilot-member table:name="4295032832" table:display="true" table:show-details="true"/>
                <table:data-pilot-member table:name="4319019008" table:display="true" table:show-details="true"/>
                <table:data-pilot-member table:name="8589934592" table:display="true" table:show-details="true"/>
                <table:data-pilot-member table:name="8590065664" table:display="true" table:show-details="true"/>
                <table:data-pilot-member table:name="8590327808" table:display="true" table:show-details="true"/>
                <table:data-pilot-member table:name="12884901888" table:display="true" table:show-details="true"/>
                <table:data-pilot-member table:name="21474836480" table:display="true" table:show-details="true"/>
                <table:data-pilot-member table:name="21474902016" table:display="true" table:show-details="true"/>
                <table:data-pilot-member table:name="34359738368" table:display="true" table:show-details="true"/>
                <table:data-pilot-member table:name="34359803904" table:display="true" table:show-details="true"/>
                <table:data-pilot-member table:name="34360066048" table:display="true" table:show-details="true"/>
                <table:data-pilot-member table:name="38654705664" table:display="true" table:show-details="true"/>
                <table:data-pilot-member table:name="38654771200" table:display="true" table:show-details="true"/>
                <table:data-pilot-member table:name="42949869568" table:display="true" table:show-details="true"/>
                <table:data-pilot-member table:name="47244640256" table:display="true" table:show-details="true"/>
                <table:data-pilot-member table:name="68719476736" table:display="true" table:show-details="true"/>
                <table:data-pilot-member table:name="68719542272" table:display="true" table:show-details="true"/>
                <table:data-pilot-member table:name="94489280512" table:display="true" table:show-details="true"/>
                <table:data-pilot-member table:name="103079215104" table:display="true" table:show-details="true"/>
                <table:data-pilot-member table:name="107374182400" table:display="true" table:show-details="true"/>
                <table:data-pilot-member table:name="111669149696" table:display="true" table:show-details="true"/>
                <table:data-pilot-member table:name="111669936128" table:display="true" table:show-details="true"/>
                <table:data-pilot-member table:name="137439412224" table:display="true" table:show-details="true"/>
                <table:data-pilot-member table:name="231937015808" table:display="true" table:show-details="true"/>
                <table:data-pilot-member table:name="2448133324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y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19:31:57.9355486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1T20:03:33.984141080</dc:date>
    <meta:editing-duration>PT9H16M14S</meta:editing-duration>
    <meta:editing-cycles>247</meta:editing-cycles>
    <meta:generator>LibreOffice/7.6.4.1$Linux_X86_64 LibreOffice_project/60$Build-1</meta:generator>
    <meta:document-statistic meta:table-count="2" meta:cell-count="1789" meta:object-count="0"/>
  </office:meta>
</office:document-meta>
</file>